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0.937cm"/>
    </style:style>
    <style:style style:name="co33" style:family="table-column">
      <style:table-column-properties fo:break-before="auto" style:column-width="1.501cm"/>
    </style:style>
    <style:style style:name="co34" style:family="table-column">
      <style:table-column-properties fo:break-before="auto" style:column-width="6.05cm"/>
    </style:style>
    <style:style style:name="co35" style:family="table-column">
      <style:table-column-properties fo:break-before="auto" style:column-width="2.829cm"/>
    </style:style>
    <style:style style:name="co36" style:family="table-column">
      <style:table-column-properties fo:break-before="auto" style:column-width="0.445cm"/>
    </style:style>
    <style:style style:name="co37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2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f6f9d4" style:vertical-align="middle"/>
    </style:style>
    <style:style style:name="ce157" style:family="table-cell" style:parent-style-name="Default"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6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1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4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4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75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6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 세이렌</text:p>
          </table:table-cell>
          <table:table-cell table:style-name="ce25" office:value-type="string" calcext:value-type="string">
            <text:p>Dark Siren</text:p>
          </table:table-cell>
          <table:table-cell table:style-name="ce38" office:value-type="string" calcext:value-type="string">
            <text:p><text:a xlink:href="https://store.steampowered.com/app/1575450/Dark_Siren/" xlink:type="simple">https://store.steampowered.com/app/1575450/Dark_Sire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캐주얼 런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스트 세인티스</text:p>
          </table:table-cell>
          <table:table-cell table:style-name="ce25" office:value-type="string" calcext:value-type="string">
            <text:p>The Last Saintess</text:p>
          </table:table-cell>
          <table:table-cell table:style-name="ce38" office:value-type="string" calcext:value-type="string">
            <text:p><text:a xlink:href="https://store.steampowered.com/app/2280540/The_Last_Saintess/" xlink:type="simple">https://store.steampowered.com/app/2280540/The_Last_Saint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타워 디펜스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물의 숲</text:p>
          </table:table-cell>
          <table:table-cell table:style-name="ce25" office:value-type="string" calcext:value-type="string">
            <text:p>Forest Of Relics</text:p>
          </table:table-cell>
          <table:table-cell table:style-name="ce38" office:value-type="string" calcext:value-type="string">
            <text:p><text:a xlink:href="https://store.steampowered.com/app/2235500/Forest_Of_Relics/" xlink:type="simple">https://store.steampowered.com/app/2235500/Forest_Of_Relic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3D 플랫폼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eartless</text:p>
          </table:table-cell>
          <table:table-cell table:style-name="ce38" office:value-type="string" calcext:value-type="string">
            <text:p><text:a xlink:href="https://store.steampowered.com/app/1978520/Heartless/" xlink:type="simple">https://store.steampowered.com/app/1978520/Heartles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액션 TPS </text:p>
          </table:table-cell>
          <table:table-cell table:style-name="ce74" table:content-validation-name="val2" office:value-type="string" calcext:value-type="string">
            <text:p>Cres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al: WHAT the FUN</text:p>
          </table:table-cell>
          <table:table-cell table:style-name="ce38" office:value-type="string" calcext:value-type="string">
            <text:p><text:a xlink:href="https://store.steampowered.com/app/2347910/Seal_WHAT_the_FUN/" xlink:type="simple">https://store.steampowered.com/app/2347910/Seal_WHAT_the_FU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옴니버스 멀티게임</text:p>
          </table:table-cell>
          <table:table-cell table:style-name="ce74" table:content-validation-name="val2" office:value-type="string" calcext:value-type="string">
            <text:p>PLAYWITH 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WITH 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Midnight Walkers</text:p>
          </table:table-cell>
          <table:table-cell table:style-name="ce38" office:value-type="string" calcext:value-type="string">
            <text:p><text:a xlink:href="https://store.steampowered.com/app/2795540/The_Midnight_Walkers/" xlink:type="simple">https://store.steampowered.com/app/2795540/The_Midnight_Walkers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호러 PVPVE FPS</text:p>
          </table:table-cell>
          <table:table-cell table:style-name="ce74" table:content-validation-name="val2" office:value-type="string" calcext:value-type="string">
            <text:p>Onewayticket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ewayticket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Relic: First Guardian</text:p>
          </table:table-cell>
          <table:table-cell table:style-name="ce38" office:value-type="string" calcext:value-type="string">
            <text:p><text:a xlink:href="https://store.steampowered.com/app/2827820/The_Relic_First_Guardian/" xlink:type="simple">https://store.steampowered.com/app/2827820/The_Relic_First_Guardian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소울라이크</text:p>
          </table:table-cell>
          <table:table-cell table:style-name="ce74" table:content-validation-name="val2" office:value-type="string" calcext:value-type="string">
            <text:p>Project Cloud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erp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0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58">
            <calcext:condition calcext:apply-style-name="Error" calcext:value="duplicate" calcext:base-cell-address="list.B3"/>
          </calcext:conditional-format>
          <calcext:conditional-format calcext:target-range-address="list.C3:list.C358">
            <calcext:condition calcext:apply-style-name="Error" calcext:value="duplicate" calcext:base-cell-address="list.C3"/>
          </calcext:conditional-format>
          <calcext:conditional-format calcext:target-range-address="list.A3:list.A358">
            <calcext:condition calcext:apply-style-name="Bad" calcext:value="=&quot;x&quot;" calcext:base-cell-address="list.A3"/>
          </calcext:conditional-format>
          <calcext:conditional-format calcext:target-range-address="list.F3:list.G358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table:table-column table:style-name="co18" table:default-cell-style-name="ce142"/>
        <table:table-column table:style-name="co19" table:default-cell-style-name="Default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Default"/>
        <table:table-column table:style-name="co24" table:default-cell-style-name="ce15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6" office:value-type="string" calcext:value-type="string">
            <text:p>개발사 이름( 스팀 )</text:p>
          </table:table-cell>
          <table:table-cell table:style-name="ce147" office:value-type="string" calcext:value-type="string">
            <text:p>개발사 이름( 사업자 등록증 )</text:p>
          </table:table-cell>
          <table:table-cell table:style-name="ce147" office:value-type="string" calcext:value-type="string">
            <text:p>소재지</text:p>
          </table:table-cell>
          <table:table-cell table:style-name="ce147" office:value-type="string" calcext:value-type="string">
            <text:p>사업자 번호</text:p>
          </table:table-cell>
          <table:table-cell table:style-name="ce147" office:value-type="string" calcext:value-type="string">
            <text:p>대표자</text:p>
          </table:table-cell>
          <table:table-cell table:style-name="ce147" office:value-type="string" calcext:value-type="string">
            <text:p>홈페이지/블로그</text:p>
          </table:table-cell>
          <table:table-cell table:style-name="ce147" office:value-type="string" calcext:value-type="string">
            <text:p>E-mail</text:p>
          </table:table-cell>
          <table:table-cell table:style-name="ce147" office:value-type="string" calcext:value-type="string">
            <text:p>Social Media 1</text:p>
          </table:table-cell>
          <table:table-cell table:style-name="ce147" office:value-type="string" calcext:value-type="string">
            <text:p>Social Media 2</text:p>
          </table:table-cell>
          <table:table-cell table:style-name="ce147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8" office:value-type="string" calcext:value-type="string">
            <text:p>주식회사행복한다람쥐단</text:p>
          </table:table-cell>
          <table:table-cell table:style-name="ce150" office:value-type="string" calcext:value-type="string">
            <text:p>인천광역시 부평구 부평대로</text:p>
          </table:table-cell>
          <table:table-cell table:style-name="ce152" office:value-type="string" calcext:value-type="string">
            <text:p>831-86-01***</text:p>
          </table:table-cell>
          <table:table-cell table:style-name="ce150" office:value-type="string" calcext:value-type="string">
            <text:p>이현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강남규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8" office:value-type="string" calcext:value-type="string">
            <text:p>36리터스주식회사(36Litters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10-88-02***</text:p>
          </table:table-cell>
          <table:table-cell table:style-name="ce150" office:value-type="string" calcext:value-type="string">
            <text:p>김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8" office:value-type="string" calcext:value-type="string">
            <text:p>주식회사 5민랩</text:p>
          </table:table-cell>
          <table:table-cell table:style-name="ce150" office:value-type="string" calcext:value-type="string">
            <text:p>서울 마포구 양화로</text:p>
          </table:table-cell>
          <table:table-cell table:style-name="ce152" office:value-type="string" calcext:value-type="string">
            <text:p>220-88-66***</text:p>
          </table:table-cell>
          <table:table-cell table:style-name="ce150" office:value-type="string" calcext:value-type="string">
            <text:p>박문형</text:p>
          </table:table-cell>
          <table:table-cell table:style-name="ce148" office:value-type="string" calcext:value-type="string">
            <text:p><text:a xlink:href="https://5minlab.com/ko/" xlink:type="simple">https://5minlab.com/ko/</text:a></text:p>
          </table:table-cell>
          <table:table-cell table:style-name="ce154" office:value-type="string" calcext:value-type="string">
            <text:p><text:a xlink:href="mailto:career@5minlab.com" xlink:type="simple">career@5minlab.com</text:a></text:p>
          </table:table-cell>
          <table:table-cell table:style-name="ce148" table:number-columns-repeated="2"/>
          <table:table-cell table:style-name="ce148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8" office:value-type="string" calcext:value-type="string">
            <text:p>구십육퍼센트(96%)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644-66-00***</text:p>
          </table:table-cell>
          <table:table-cell table:style-name="ce150" office:value-type="string" calcext:value-type="string">
            <text:p>임기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8"/>
          <table:table-cell table:style-name="ce150" office:value-type="string" calcext:value-type="string">
            <text:p>대구광역시 북구 동변로</text:p>
          </table:table-cell>
          <table:table-cell table:style-name="ce152" office:value-type="string" calcext:value-type="string">
            <text:p>717-88-01***</text:p>
          </table:table-cell>
          <table:table-cell table:style-name="ce150" office:value-type="string" calcext:value-type="string">
            <text:p>남중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4" office:value-type="string" calcext:value-type="string">
            <text:p><text:a xlink:href="mailto:help@action2quare.com" xlink:type="simple">help@action2quare.com</text:a></text:p>
          </table:table-cell>
          <table:table-cell table:style-name="ce148" table:number-columns-repeated="2"/>
          <table:table-cell table:style-name="ce159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/>
          <table:table-cell table:style-name="ce154"/>
          <table:table-cell table:style-name="ce148" table:number-columns-repeated="2"/>
          <table:covered-table-cell table:style-name="ce148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8" office:value-type="string" calcext:value-type="string">
            <text:p>액츠29게임즈 주식회사(Acts29Games lnc.)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230-81-13***</text:p>
          </table:table-cell>
          <table:table-cell table:style-name="ce150" office:value-type="string" calcext:value-type="string">
            <text:p>정우락</text:p>
          </table:table-cell>
          <table:table-cell table:style-name="ce148" office:value-type="string" calcext:value-type="string">
            <text:p><text:a xlink:href="https://acts29games.com/" xlink:type="simple">https://acts29game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8" office:value-type="string" calcext:value-type="string">
            <text:p>어필</text:p>
          </table:table-cell>
          <table:table-cell table:style-name="ce150" office:value-type="string" calcext:value-type="string">
            <text:p>부산광역시 해운대구 센텀동로</text:p>
          </table:table-cell>
          <table:table-cell table:style-name="ce152" office:value-type="string" calcext:value-type="string">
            <text:p>602-06-34***</text:p>
          </table:table-cell>
          <table:table-cell table:style-name="ce150" office:value-type="string" calcext:value-type="string">
            <text:p>조성목</text:p>
          </table:table-cell>
          <table:table-cell table:style-name="ce148" office:value-type="string" calcext:value-type="string">
            <text:p><text:a xlink:href="https://afeel.biz/" xlink:type="simple">https://afeel.biz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8" office:value-type="string" calcext:value-type="string">
            <text:p>주식회사 알피네</text:p>
          </table:table-cell>
          <table:table-cell table:style-name="ce150" office:value-type="string" calcext:value-type="string">
            <text:p>경기도 수원시 영통구 원천동</text:p>
          </table:table-cell>
          <table:table-cell table:style-name="ce152" office:value-type="string" calcext:value-type="string">
            <text:p>749-87-01***</text:p>
          </table:table-cell>
          <table:table-cell table:style-name="ce150" office:value-type="string" calcext:value-type="string">
            <text:p>이형주</text:p>
          </table:table-cell>
          <table:table-cell table:style-name="ce148" office:value-type="string" calcext:value-type="string">
            <text:p><text:a xlink:href="https://www.alfinegames.com/" xlink:type="simple">https://www.alfi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8" office:value-type="string" calcext:value-type="string">
            <text:p>주식회사 얼라이브(ALIVE Inc.)</text:p>
          </table:table-cell>
          <table:table-cell table:style-name="ce150" office:value-type="string" calcext:value-type="string">
            <text:p>경기도 수원시 영통구 광교중앙로</text:p>
          </table:table-cell>
          <table:table-cell table:style-name="ce152" office:value-type="string" calcext:value-type="string">
            <text:p>301-87-01***</text:p>
          </table:table-cell>
          <table:table-cell table:style-name="ce150" office:value-type="string" calcext:value-type="string">
            <text:p>김기명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8" office:value-type="string" calcext:value-type="string">
            <text:p>주식회사 올라프게임즈 (Allaf Game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0-86-02***</text:p>
          </table:table-cell>
          <table:table-cell table:style-name="ce150" office:value-type="string" calcext:value-type="string">
            <text:p>송종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8" office:value-type="string" calcext:value-type="string">
            <text:p>알페라츠(Alpheratz*)</text:p>
          </table:table-cell>
          <table:table-cell table:style-name="ce150"/>
          <table:table-cell table:style-name="ce152" office:value-type="string" calcext:value-type="string">
            <text:p>562-69-00***</text:p>
          </table:table-cell>
          <table:table-cell table:style-name="ce150" office:value-type="string" calcext:value-type="string">
            <text:p>성화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8" office:value-type="string" calcext:value-type="string">
            <text:p>유한회사 알타리게임즈(ALTARI GAMES)</text:p>
          </table:table-cell>
          <table:table-cell table:style-name="ce150" office:value-type="string" calcext:value-type="string">
            <text:p>경기도 용인시 기흥구 동백5로</text:p>
          </table:table-cell>
          <table:table-cell table:style-name="ce152" office:value-type="string" calcext:value-type="string">
            <text:p>249-87-01***</text:p>
          </table:table-cell>
          <table:table-cell table:style-name="ce150" office:value-type="string" calcext:value-type="string">
            <text:p>박진홍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c System Works</text:p>
          </table:table-cell>
          <table:table-cell table:style-name="ce148" office:value-type="string" calcext:value-type="string">
            <text:p>아크시스템웍스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arcsystemworks.jp/" xlink:type="simple">https://www.arcsystemworks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8" office:value-type="string" calcext:value-type="string">
            <text:p>주식회사 아레테게임즈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690-81-02***</text:p>
          </table:table-cell>
          <table:table-cell table:style-name="ce150" office:value-type="string" calcext:value-type="string">
            <text:p>이새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8" office:value-type="string" calcext:value-type="string">
            <text:p>아스테로이드제이</text:p>
          </table:table-cell>
          <table:table-cell table:style-name="ce150" office:value-type="string" calcext:value-type="string">
            <text:p>경기도 성남시 수정구 모란로</text:p>
          </table:table-cell>
          <table:table-cell table:style-name="ce152" office:value-type="string" calcext:value-type="string">
            <text:p>638-03-00***</text:p>
          </table:table-cell>
          <table:table-cell table:style-name="ce150" office:value-type="string" calcext:value-type="string">
            <text:p>장원선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8" office:value-type="string" calcext:value-type="string">
            <text:p>아보카보</text:p>
          </table:table-cell>
          <table:table-cell table:style-name="ce150" office:value-type="string" calcext:value-type="string">
            <text:p>서울특별시 서초구 매헌로</text:p>
          </table:table-cell>
          <table:table-cell table:style-name="ce152" office:value-type="string" calcext:value-type="string">
            <text:p>553-08-01***</text:p>
          </table:table-cell>
          <table:table-cell table:style-name="ce150" office:value-type="string" calcext:value-type="string">
            <text:p>이재훈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8"/>
          <table:table-cell table:style-name="ce148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8" office:value-type="string" calcext:value-type="string">
            <text:p>베이스 제로</text:p>
          </table:table-cell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8" office:value-type="string" calcext:value-type="string">
            <text:p>뱅스팩토리(Bangs Factory)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649-33-00***</text:p>
          </table:table-cell>
          <table:table-cell table:style-name="ce150" office:value-type="string" calcext:value-type="string">
            <text:p>방호석</text:p>
          </table:table-cell>
          <table:table-cell table:style-name="ce14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8" office:value-type="string" calcext:value-type="string">
            <text:p>주식회사 비아이비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56-86-03***</text:p>
          </table:table-cell>
          <table:table-cell table:style-name="ce150" office:value-type="string" calcext:value-type="string">
            <text:p>황수환</text:p>
          </table:table-cell>
          <table:table-cell table:style-name="ce148" office:value-type="string" calcext:value-type="string">
            <text:p><text:a xlink:href="https://www.bibgames.net/" xlink:type="simple">https://www.bibgames.net/</text:a></text:p>
          </table:table-cell>
          <table:table-cell table:style-name="ce154" office:value-type="string" calcext:value-type="string">
            <text:p><text:a xlink:href="mailto:CONTACT@BIBGAMES.NET" xlink:type="simple">CONTACT@BIBGAMES.NET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8" office:value-type="string" calcext:value-type="string">
            <text:p>블랙앵커 주식회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203-88-02***</text:p>
          </table:table-cell>
          <table:table-cell table:style-name="ce150" office:value-type="string" calcext:value-type="string">
            <text:p>정극민</text:p>
          </table:table-cell>
          <table:table-cell table:style-name="ce148" office:value-type="string" calcext:value-type="string">
            <text:p><text:a xlink:href="https://www.blackanchor.kr/" xlink:type="simple">https://www.blackanchor.kr</text:a></text:p>
          </table:table-cell>
          <table:table-cell table:style-name="ce154" office:value-type="string" calcext:value-type="string">
            <text:p><text:a xlink:href="mailto:KANE@BLACKANCHOR.KR" xlink:type="simple">KANE@BLACKANCHOR.KR</text:a></text:p>
          </table:table-cell>
          <table:table-cell table:style-name="ce148" table:number-columns-repeated="2"/>
          <table:table-cell table:style-name="ce148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8" office:value-type="string" calcext:value-type="string">
            <text:p>블랜비</text:p>
          </table:table-cell>
          <table:table-cell table:style-name="ce150" office:value-type="string" calcext:value-type="string">
            <text:p>세종특별자치시 조치원읍 섭골길</text:p>
          </table:table-cell>
          <table:table-cell table:style-name="ce152" office:value-type="string" calcext:value-type="string">
            <text:p>869-45-00***</text:p>
          </table:table-cell>
          <table:table-cell table:style-name="ce150" office:value-type="string" calcext:value-type="string">
            <text:p>김효현</text:p>
          </table:table-cell>
          <table:table-cell table:style-name="ce148" office:value-type="string" calcext:value-type="string">
            <text:p><text:a xlink:href="https://blog.naver.com/blanbee" xlink:type="simple">https://blog.naver.com/blanbee</text:a></text:p>
          </table:table-cell>
          <table:table-cell table:style-name="ce154" office:value-type="string" calcext:value-type="string">
            <text:p><text:a xlink:href="mailto:blanbee@naver.com" xlink:type="simple">blanbee@naver.com</text:a></text:p>
          </table:table-cell>
          <table:table-cell table:style-name="ce14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8"/>
          <table:table-cell table:style-name="ce14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8" office:value-type="string" calcext:value-type="string">
            <text:p>(주)블룸테크놀로지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14-81-70***</text:p>
          </table:table-cell>
          <table:table-cell table:style-name="ce150" office:value-type="string" calcext:value-type="string">
            <text:p>이상윤</text:p>
          </table:table-cell>
          <table:table-cell table:style-name="ce14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8" office:value-type="string" calcext:value-type="string">
            <text:p>（주）블루사이드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211-87-39***</text:p>
          </table:table-cell>
          <table:table-cell table:style-name="ce150" office:value-type="string" calcext:value-type="string">
            <text:p>김세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8" office:value-type="string" calcext:value-type="string">
            <text:p>주식회사 버프스튜디오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849-81-00***</text:p>
          </table:table-cell>
          <table:table-cell table:style-name="ce150" office:value-type="string" calcext:value-type="string">
            <text:p>김도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BUSAN SANAI GAME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캐나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8" office:value-type="string" calcext:value-type="string">
            <text:p>캔들(CandL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01-16-93***</text:p>
          </table:table-cell>
          <table:table-cell table:style-name="ce150" office:value-type="string" calcext:value-type="string">
            <text:p>양재성</text:p>
          </table:table-cell>
          <table:table-cell table:style-name="ce148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4"/>
          <table:table-cell table:style-name="ce148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8" office:value-type="string" calcext:value-type="string">
            <text:p>캣 소사이어티</text:p>
          </table:table-cell>
          <table:table-cell table:style-name="ce150" office:value-type="string" calcext:value-type="string">
            <text:p>경기도 수원시 팔달구 팔달문로</text:p>
          </table:table-cell>
          <table:table-cell table:style-name="ce152" office:value-type="string" calcext:value-type="string">
            <text:p>101-18-97***</text:p>
          </table:table-cell>
          <table:table-cell table:style-name="ce150" office:value-type="string" calcext:value-type="string">
            <text:p>고민진</text:p>
          </table:table-cell>
          <table:table-cell table:style-name="ce148" office:value-type="string" calcext:value-type="string">
            <text:p><text:a xlink:href="https://catsocietygames.com/" xlink:type="simple">https://catsocietygames.com/</text:a></text:p>
          </table:table-cell>
          <table:table-cell table:style-name="ce154"/>
          <table:table-cell table:style-name="ce14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8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8" office:value-type="string" calcext:value-type="string">
            <text:p>주식회사 카셀게임즈</text:p>
          </table:table-cell>
          <table:table-cell table:style-name="ce150" office:value-type="string" calcext:value-type="string">
            <text:p>서울특별시 중구 청계천로</text:p>
          </table:table-cell>
          <table:table-cell table:style-name="ce152" office:value-type="string" calcext:value-type="string">
            <text:p>519-88-02***</text:p>
          </table:table-cell>
          <table:table-cell table:style-name="ce150" office:value-type="string" calcext:value-type="string">
            <text:p>황성진</text:p>
          </table:table-cell>
          <table:table-cell table:style-name="ce148" office:value-type="string" calcext:value-type="string">
            <text:p><text:a xlink:href="https://casselgames.com/" xlink:type="simple">https://casselgames.co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8" office:value-type="string" calcext:value-type="string">
            <text:p>캣도어즈(Cat Door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7-15-01***</text:p>
          </table:table-cell>
          <table:table-cell table:style-name="ce150" office:value-type="string" calcext:value-type="string">
            <text:p>양성현</text:p>
          </table:table-cell>
          <table:table-cell table:style-name="ce148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8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8" office:value-type="string" calcext:value-type="string">
            <text:p>주식회사 씨에프케이 (CFK Co.,Ltd.)</text:p>
          </table:table-cell>
          <table:table-cell table:style-name="ce150" office:value-type="string" calcext:value-type="string">
            <text:p>서울특별시 성동구 성수이로</text:p>
          </table:table-cell>
          <table:table-cell table:style-name="ce152" office:value-type="string" calcext:value-type="string">
            <text:p>220-86-67***</text:p>
          </table:table-cell>
          <table:table-cell table:style-name="ce150" office:value-type="string" calcext:value-type="string">
            <text:p>구창식</text:p>
          </table:table-cell>
          <table:table-cell table:style-name="ce148" office:value-type="string" calcext:value-type="string">
            <text:p><text:a xlink:href="https://www.cfk.kr/" xlink:type="simple">https://www.cfk.kr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양정훈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선규</text:p>
          </table:table-cell>
          <table:table-cell table:style-name="ce148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8" office:value-type="string" calcext:value-type="string">
            <text:p>유한회사 체리츠</text:p>
          </table:table-cell>
          <table:table-cell table:style-name="ce150" office:value-type="string" calcext:value-type="string">
            <text:p>서울특별시 종로구 </text:p>
          </table:table-cell>
          <table:table-cell table:style-name="ce152" office:value-type="string" calcext:value-type="string">
            <text:p>576-88-00***</text:p>
          </table:table-cell>
          <table:table-cell table:style-name="ce150" office:value-type="string" calcext:value-type="string">
            <text:p>이수진</text:p>
          </table:table-cell>
          <table:table-cell table:style-name="ce148" office:value-type="string" calcext:value-type="string">
            <text:p><text:a xlink:href="http://www.cheritz.com/" xlink:type="simple">http://www.cheritz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8" office:value-type="string" calcext:value-type="string">
            <text:p>주식회사 서클프롬닷(CIRCLEfromDOT)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326-87-02***</text:p>
          </table:table-cell>
          <table:table-cell table:style-name="ce150" office:value-type="string" calcext:value-type="string">
            <text:p>염정규</text:p>
          </table:table-cell>
          <table:table-cell table:style-name="ce14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8" office:value-type="string" calcext:value-type="string">
            <text:p>주식회사 코드네임봄(Codename Bom Corp.)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176-87-02***</text:p>
          </table:table-cell>
          <table:table-cell table:style-name="ce150" office:value-type="string" calcext:value-type="string">
            <text:p>신원철</text:p>
          </table:table-cell>
          <table:table-cell table:style-name="ce14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8" office:value-type="string" calcext:value-type="string">
            <text:p>코구 주식회사</text:p>
          </table:table-cell>
          <table:table-cell table:style-name="ce150" office:value-type="string" calcext:value-type="string">
            <text:p>서울특별시 중구 남대문로5길</text:p>
          </table:table-cell>
          <table:table-cell table:style-name="ce152" office:value-type="string" calcext:value-type="string">
            <text:p>105-87-96***</text:p>
          </table:table-cell>
          <table:table-cell table:style-name="ce150" office:value-type="string" calcext:value-type="string">
            <text:p>문상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8" office:value-type="string" calcext:value-type="string">
            <text:p>(주) 코스닷츠</text:p>
          </table:table-cell>
          <table:table-cell table:style-name="ce150" office:value-type="string" calcext:value-type="string">
            <text:p>전라북도 전주시 완산구 중화산로</text:p>
          </table:table-cell>
          <table:table-cell table:style-name="ce152" office:value-type="string" calcext:value-type="string">
            <text:p>399-88-01***</text:p>
          </table:table-cell>
          <table:table-cell table:style-name="ce150" office:value-type="string" calcext:value-type="string">
            <text:p>김회민</text:p>
          </table:table-cell>
          <table:table-cell table:style-name="ce148" office:value-type="string" calcext:value-type="string">
            <text:p><text:a xlink:href="https://ko.cosdots.com/" xlink:type="simple">https://ko.cosdots.com/</text:a></text:p>
          </table:table-cell>
          <table:table-cell table:style-name="ce154" office:value-type="string" calcext:value-type="string">
            <text:p><text:a xlink:href="mailto:cosdots@gmail.com" xlink:type="simple">cosdots@gmail.com</text:a></text:p>
          </table:table-cell>
          <table:table-cell table:style-name="ce14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resent</text:p>
          </table:table-cell>
          <table:table-cell table:style-name="ce148" office:value-type="string" calcext:value-type="string">
            <text:p>크레젠트(CRESENT)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121-68-67***</text:p>
          </table:table-cell>
          <table:table-cell table:style-name="ce150" office:value-type="string" calcext:value-type="string">
            <text:p>황다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4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8" office:value-type="string" calcext:value-type="string">
            <text:p>Discord: 데크크래프트#4923</text:p>
          </table:table-cell>
          <table:table-cell table:style-name="ce148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8" office:value-type="string" calcext:value-type="string">
            <text:p>주식회사 댄디라이언</text:p>
          </table:table-cell>
          <table:table-cell table:style-name="ce150" office:value-type="string" calcext:value-type="string">
            <text:p>서울특별시 서초구 서초대로</text:p>
          </table:table-cell>
          <table:table-cell table:style-name="ce152" office:value-type="string" calcext:value-type="string">
            <text:p>264-81-29***</text:p>
          </table:table-cell>
          <table:table-cell table:style-name="ce150" office:value-type="string" calcext:value-type="string">
            <text:p>김태형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8" office:value-type="string" calcext:value-type="string">
            <text:p>(주)다롱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835-86-01***</text:p>
          </table:table-cell>
          <table:table-cell table:style-name="ce150" office:value-type="string" calcext:value-type="string">
            <text:p>김주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8" office:value-type="string" calcext:value-type="string">
            <text:p>데이브 스튜디오</text:p>
          </table:table-cell>
          <table:table-cell table:style-name="ce150" office:value-type="string" calcext:value-type="string">
            <text:p>서울특별시 중구 동호로</text:p>
          </table:table-cell>
          <table:table-cell table:style-name="ce152" office:value-type="string" calcext:value-type="string">
            <text:p>255-28-00***</text:p>
          </table:table-cell>
          <table:table-cell table:style-name="ce150" office:value-type="string" calcext:value-type="string">
            <text:p>박용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8" office:value-type="string" calcext:value-type="string">
            <text:p>데카트리게임즈</text:p>
          </table:table-cell>
          <table:table-cell table:style-name="ce150" office:value-type="string" calcext:value-type="string">
            <text:p>서울특별시 송파구 올림픽로</text:p>
          </table:table-cell>
          <table:table-cell table:style-name="ce152" office:value-type="string" calcext:value-type="string">
            <text:p>169-35-01***</text:p>
          </table:table-cell>
          <table:table-cell table:style-name="ce150" office:value-type="string" calcext:value-type="string">
            <text:p>이도현</text:p>
          </table:table-cell>
          <table:table-cell table:style-name="ce148" office:value-type="string" calcext:value-type="string">
            <text:p><text:a xlink:href="http://decatreegames.com/" xlink:type="simple">http://decatre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8"/>
          <table:table-cell table:style-name="ce148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8" office:value-type="string" calcext:value-type="string">
            <text:p>데린</text:p>
          </table:table-cell>
          <table:table-cell table:style-name="ce150" office:value-type="string" calcext:value-type="string">
            <text:p>경기도 시흥시 능곡서로</text:p>
          </table:table-cell>
          <table:table-cell table:style-name="ce152" office:value-type="string" calcext:value-type="string">
            <text:p>121-64-13***</text:p>
          </table:table-cell>
          <table:table-cell table:style-name="ce150" office:value-type="string" calcext:value-type="string">
            <text:p>채주영</text:p>
          </table:table-cell>
          <table:table-cell table:style-name="ce148" office:value-type="string" calcext:value-type="string">
            <text:p><text:a xlink:href="https://derin-studio.itch.io/" xlink:type="simple">https://derin-studio.itch.io/</text:a></text:p>
          </table:table-cell>
          <table:table-cell table:style-name="ce154" office:value-type="string" calcext:value-type="string">
            <text:p><text:a xlink:href="mailto:contact@derin-studio.com" xlink:type="simple">contact@derin-studio.com</text:a></text:p>
          </table:table-cell>
          <table:table-cell table:style-name="ce14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8" office:value-type="string" calcext:value-type="string">
            <text:p>데브박스 (DEVBOX)</text:p>
          </table:table-cell>
          <table:table-cell table:style-name="ce150" office:value-type="string" calcext:value-type="string">
            <text:p>경기도 용인시 수지구 정든로</text:p>
          </table:table-cell>
          <table:table-cell table:style-name="ce152" office:value-type="string" calcext:value-type="string">
            <text:p>303-13-62***</text:p>
          </table:table-cell>
          <table:table-cell table:style-name="ce150" office:value-type="string" calcext:value-type="string">
            <text:p>박정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8" office:value-type="string" calcext:value-type="string">
            <text:p>주식회사 데베스프레소 게임즈</text:p>
          </table:table-cell>
          <table:table-cell table:style-name="ce150" office:value-type="string" calcext:value-type="string">
            <text:p>서울특별시 송파구 석촌호수로</text:p>
          </table:table-cell>
          <table:table-cell table:style-name="ce152" office:value-type="string" calcext:value-type="string">
            <text:p>202-86-00***</text:p>
          </table:table-cell>
          <table:table-cell table:style-name="ce150" office:value-type="string" calcext:value-type="string">
            <text:p>김민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8" office:value-type="string" calcext:value-type="string">
            <text:p>주식회사데브마루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256-86-01***</text:p>
          </table:table-cell>
          <table:table-cell table:style-name="ce150" office:value-type="string" calcext:value-type="string">
            <text:p>서정국</text:p>
          </table:table-cell>
          <table:table-cell table:style-name="ce148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8" office:value-type="string" calcext:value-type="string">
            <text:p>주식회사 디즈콘</text:p>
          </table:table-cell>
          <table:table-cell table:style-name="ce150" office:value-type="string" calcext:value-type="string">
            <text:p>부산광역시 사상구 주례로</text:p>
          </table:table-cell>
          <table:table-cell table:style-name="ce152" office:value-type="string" calcext:value-type="string">
            <text:p>612-81-53***</text:p>
          </table:table-cell>
          <table:table-cell table:style-name="ce150" office:value-type="string" calcext:value-type="string">
            <text:p>주우석</text:p>
          </table:table-cell>
          <table:table-cell table:style-name="ce14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8" office:value-type="string" calcext:value-type="string">
            <text:p>도토리스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/>
          <table:table-cell table:style-name="ce150" office:value-type="string" calcext:value-type="string">
            <text:p>이정연</text:p>
          </table:table-cell>
          <table:table-cell table:style-name="ce148" office:value-type="string" calcext:value-type="string">
            <text:p><text:a xlink:href="https://dotoris.co.kr/" xlink:type="simple">https://dotoris.co.kr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8" office:value-type="string" calcext:value-type="string">
            <text:p>드래빗 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394-50-00***</text:p>
          </table:table-cell>
          <table:table-cell table:style-name="ce150" office:value-type="string" calcext:value-type="string">
            <text:p>김한빛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96" office:value-type="string" calcext:value-type="string">
            <text:p>dummy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8" office:value-type="string" calcext:value-type="string">
            <text:p>에그타르트 주식회사 (Eggtart Inc.)</text:p>
          </table:table-cell>
          <table:table-cell table:style-name="ce150" office:value-type="string" calcext:value-type="string">
            <text:p>인천광역시 부평구 충선로</text:p>
          </table:table-cell>
          <table:table-cell table:style-name="ce152" office:value-type="string" calcext:value-type="string">
            <text:p>717-81-01***</text:p>
          </table:table-cell>
          <table:table-cell table:style-name="ce150" office:value-type="string" calcext:value-type="string">
            <text:p>박진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IGHTING Co., Ltd.</text:p>
          </table:table-cell>
          <table:table-cell table:style-name="ce148" office:value-type="string" calcext:value-type="string">
            <text:p>에이팅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8ing.co.jp/" xlink:type="simple">https://www.8ing.co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8" office:value-type="string" calcext:value-type="string">
            <text:p>익스릭스(EXLIX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72-35-00***</text:p>
          </table:table-cell>
          <table:table-cell table:style-name="ce150" office:value-type="string" calcext:value-type="string">
            <text:p>이재복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8" office:value-type="string" calcext:value-type="string">
            <text:p>엠바크 스튜디오</text:p>
          </table:table-cell>
          <table:table-cell table:style-name="ce150" office:value-type="string" calcext:value-type="string">
            <text:p>스웨덴</text:p>
          </table:table-cell>
          <table:table-cell table:style-name="ce152" office:value-type="string" calcext:value-type="string">
            <text:p>넥슨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TIRUe</text:p>
          </table:table-cell>
          <table:table-cell table:style-name="ce148" office:value-type="string" calcext:value-type="string">
            <text:p>에티루에</text:p>
          </table:table-cell>
          <table:table-cell table:style-name="ce150" office:value-type="string" calcext:value-type="string">
            <text:p>경남 진주시 명석면 관덕길</text:p>
          </table:table-cell>
          <table:table-cell table:style-name="ce152" office:value-type="string" calcext:value-type="string">
            <text:p>613-16-*****</text:p>
          </table:table-cell>
          <table:table-cell table:style-name="ce150" office:value-type="string" calcext:value-type="string">
            <text:p>김승용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8" office:value-type="string" calcext:value-type="string">
            <text:p>（주）엑스포테이토</text:p>
          </table:table-cell>
          <table:table-cell table:style-name="ce150" office:value-type="string" calcext:value-type="string">
            <text:p>서울 특별시 강남구 역삼로</text:p>
          </table:table-cell>
          <table:table-cell table:style-name="ce152" office:value-type="string" calcext:value-type="string">
            <text:p>220-81-69***</text:p>
          </table:table-cell>
          <table:table-cell table:style-name="ce150" office:value-type="string" calcext:value-type="string">
            <text:p>이상헌</text:p>
          </table:table-cell>
          <table:table-cell table:style-name="ce148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8" table:number-columns-repeated="2"/>
          <table:table-cell table:style-name="ce148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8" office:value-type="string" calcext:value-type="string">
            <text:p>피모뎁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문수영</text:p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8" office:value-type="string" calcext:value-type="string">
            <text:p>(주)플린트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220-88-61***</text:p>
          </table:table-cell>
          <table:table-cell table:style-name="ce150" office:value-type="string" calcext:value-type="string">
            <text:p>김영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8" office:value-type="string" calcext:value-type="string">
            <text:p>주식회사 플라이웨이게임즈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87-81-03***</text:p>
          </table:table-cell>
          <table:table-cell table:style-name="ce150" office:value-type="string" calcext:value-type="string">
            <text:p>김수영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8" office:value-type="string" calcext:value-type="string">
            <text:p>프로그파티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노정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8" office:value-type="string" calcext:value-type="string">
            <text:p>지원플레이그라운드 (주) (G1 playground CO.,LTD)</text:p>
          </table:table-cell>
          <table:table-cell table:style-name="ce150" office:value-type="string" calcext:value-type="string">
            <text:p>경기도 김포시 김포한강1로</text:p>
          </table:table-cell>
          <table:table-cell table:style-name="ce152" office:value-type="string" calcext:value-type="string">
            <text:p>156-87-01***</text:p>
          </table:table-cell>
          <table:table-cell table:style-name="ce150" office:value-type="string" calcext:value-type="string">
            <text:p>한상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8" office:value-type="string" calcext:value-type="string">
            <text:p>(주)게임캔버스</text:p>
          </table:table-cell>
          <table:table-cell table:style-name="ce150" office:value-type="string" calcext:value-type="string">
            <text:p>서울특별시 강남구 강남대로</text:p>
          </table:table-cell>
          <table:table-cell table:style-name="ce152" office:value-type="string" calcext:value-type="string">
            <text:p>122-88-01***</text:p>
          </table:table-cell>
          <table:table-cell table:style-name="ce150" office:value-type="string" calcext:value-type="string">
            <text:p>구본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8" office:value-type="string" calcext:value-type="string">
            <text:p>(주)겜플리트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51-87-00***</text:p>
          </table:table-cell>
          <table:table-cell table:style-name="ce150" office:value-type="string" calcext:value-type="string">
            <text:p>우동완</text:p>
          </table:table-cell>
          <table:table-cell table:style-name="ce148" office:value-type="string" calcext:value-type="string">
            <text:p><text:a xlink:href="https://www.gameplete.net/" xlink:type="simple">https://www.gameplete.ne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8" office:value-type="string" calcext:value-type="string">
            <text:p>주식회사 지니소프트</text:p>
          </table:table-cell>
          <table:table-cell table:style-name="ce150" office:value-type="string" calcext:value-type="string">
            <text:p>광주광역시 남구 송암로</text:p>
          </table:table-cell>
          <table:table-cell table:style-name="ce152" office:value-type="string" calcext:value-type="string">
            <text:p>162-81-01***</text:p>
          </table:table-cell>
          <table:table-cell table:style-name="ce150" office:value-type="string" calcext:value-type="string">
            <text:p>김도현</text:p>
          </table:table-cell>
          <table:table-cell table:style-name="ce148" office:value-type="string" calcext:value-type="string">
            <text:p><text:a xlink:href="https://www.geniesoft.io/" xlink:type="simple">https://www.geniesoft.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게임 개발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박정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8" office:value-type="string" calcext:value-type="string">
            <text:p>지니프릭스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119-81-93***</text:p>
          </table:table-cell>
          <table:table-cell table:style-name="ce150" office:value-type="string" calcext:value-type="string">
            <text:p>박진한</text:p>
          </table:table-cell>
          <table:table-cell table:style-name="ce148" office:value-type="string" calcext:value-type="string">
            <text:p><text:a xlink:href="https://www.gnifrix.com/" xlink:type="simple">https://www.gnifrix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8" office:value-type="string" calcext:value-type="string">
            <text:p>주식회사 골드펌킨(GoldPumpkin Inc.)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783-86-01***</text:p>
          </table:table-cell>
          <table:table-cell table:style-name="ce150" office:value-type="string" calcext:value-type="string">
            <text:p>임병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8" office:value-type="string" calcext:value-type="string">
            <text:p>주식회사 공감오래콘텐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473-88-02***</text:p>
          </table:table-cell>
          <table:table-cell table:style-name="ce150" office:value-type="string" calcext:value-type="string">
            <text:p>윤민형</text:p>
          </table:table-cell>
          <table:table-cell table:style-name="ce148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8" office:value-type="string" calcext:value-type="string">
            <text:p>그라비티 게임 어라이즈</text:p>
          </table:table-cell>
          <table:table-cell table:style-name="ce150" office:value-type="string" calcext:value-type="string">
            <text:p>Hatchobori, Chuo-ku, Tokyo, Japan</text:p>
          </table:table-cell>
          <table:table-cell table:style-name="ce152" office:value-type="string" calcext:value-type="string">
            <text:p>그라비티</text:p>
            <text:p>일본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gravityga.jp/" xlink:type="simple">https://gravityga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ay Muscat</text:p>
          </table:table-cell>
          <table:table-cell table:style-name="ce148" office:value-type="string" calcext:value-type="string">
            <text:p>주식회사 그레이머스캣 (Gray Muscat Corp.)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86-87-02***</text:p>
          </table:table-cell>
          <table:table-cell table:style-name="ce150" office:value-type="string" calcext:value-type="string">
            <text:p>김근주</text:p>
          </table:table-cell>
          <table:table-cell table:style-name="ce148" office:value-type="string" calcext:value-type="string">
            <text:p><text:a xlink:href="https://graymuscat.com/" xlink:type="simple">https://graymusca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8" office:value-type="string" calcext:value-type="string">
            <text:p>（주）자라나는씨앗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44-81-10***</text:p>
          </table:table-cell>
          <table:table-cell table:style-name="ce150" office:value-type="string" calcext:value-type="string">
            <text:p>김효택</text:p>
          </table:table-cell>
          <table:table-cell table:style-name="ce148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김종화</text:p>
          </table:table-cell>
          <table:table-cell table:style-name="ce148" office:value-type="string" calcext:value-type="string">
            <text:p><text:a xlink:href="https://www.handmadegame.net/" xlink:type="simple">https://www.handmadegame.net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정보문화학과</text:p>
            <text:p>팀 프로젝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8" office:value-type="string" calcext:value-type="string">
            <text:p>(주)후추게임스튜디오</text:p>
          </table:table-cell>
          <table:table-cell table:style-name="ce150" office:value-type="string" calcext:value-type="string">
            <text:p>서울특별시 종로구 새문안로</text:p>
          </table:table-cell>
          <table:table-cell table:style-name="ce152" office:value-type="string" calcext:value-type="string">
            <text:p>118-88-01***</text:p>
          </table:table-cell>
          <table:table-cell table:style-name="ce150" office:value-type="string" calcext:value-type="string">
            <text:p>박민*</text:p>
          </table:table-cell>
          <table:table-cell table:style-name="ce14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유영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8" office:value-type="string" calcext:value-type="string">
            <text:p>주식회사 이키나게임즈</text:p>
          </table:table-cell>
          <table:table-cell table:style-name="ce150" office:value-type="string" calcext:value-type="string">
            <text:p>서울특별시 마포구 잔다리로</text:p>
          </table:table-cell>
          <table:table-cell table:style-name="ce152" office:value-type="string" calcext:value-type="string">
            <text:p>220-88-20***</text:p>
          </table:table-cell>
          <table:table-cell table:style-name="ce150" office:value-type="string" calcext:value-type="string">
            <text:p>배준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백호종</text:p>
          </table:table-cell>
          <table:table-cell table:style-name="ce148" office:value-type="string" calcext:value-type="string">
            <text:p><text:a xlink:href="https://www.indev-studio.com/" xlink:type="simple">https://www.indev-studio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8" office:value-type="string" calcext:value-type="string">
            <text:p>인디고블루 게임 스튜디오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혜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8" office:value-type="string" calcext:value-type="string">
            <text:p>인건게임즈</text:p>
          </table:table-cell>
          <table:table-cell table:style-name="ce150" office:value-type="string" calcext:value-type="string">
            <text:p>대전광역시 서구 청사로</text:p>
          </table:table-cell>
          <table:table-cell table:style-name="ce152" office:value-type="string" calcext:value-type="string">
            <text:p>104-33-51***</text:p>
          </table:table-cell>
          <table:table-cell table:style-name="ce150" office:value-type="string" calcext:value-type="string">
            <text:p>신인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8" office:value-type="string" calcext:value-type="string">
            <text:p>(주)이노벤터</text:p>
          </table:table-cell>
          <table:table-cell table:style-name="ce150" office:value-type="string" calcext:value-type="string">
            <text:p>서울 서초구 방배동</text:p>
          </table:table-cell>
          <table:table-cell table:style-name="ce152" office:value-type="string" calcext:value-type="string">
            <text:p>855-87-00***</text:p>
          </table:table-cell>
          <table:table-cell table:style-name="ce150" office:value-type="string" calcext:value-type="string">
            <text:p>백정훈</text:p>
          </table:table-cell>
          <table:table-cell table:style-name="ce14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8" office:value-type="string" calcext:value-type="string">
            <text:p>주식회사 아이언메이스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718-87-02***</text:p>
          </table:table-cell>
          <table:table-cell table:style-name="ce150" office:value-type="string" calcext:value-type="string">
            <text:p>박승하</text:p>
          </table:table-cell>
          <table:table-cell table:style-name="ce148" office:value-type="string" calcext:value-type="string">
            <text:p><text:a xlink:href="https://www.ironmace.com/" xlink:type="simple">https://www.ironma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8" office:value-type="string" calcext:value-type="string">
            <text:p>이즐 주식회사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742-81-00***</text:p>
          </table:table-cell>
          <table:table-cell table:style-name="ce150" office:value-type="string" calcext:value-type="string">
            <text:p>정구휘</text:p>
          </table:table-cell>
          <table:table-cell table:style-name="ce148" office:value-type="string" calcext:value-type="string">
            <text:p><text:a xlink:href="https://www.izzle.net/" xlink:type="simple">https://www.izzle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8" office:value-type="string" calcext:value-type="string">
            <text:p>작두스튜디오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495-05-01***</text:p>
          </table:table-cell>
          <table:table-cell table:style-name="ce150" office:value-type="string" calcext:value-type="string">
            <text:p>이민규</text:p>
          </table:table-cell>
          <table:table-cell table:style-name="ce148" office:value-type="string" calcext:value-type="string">
            <text:p><text:a xlink:href="https://www.jacktostudios.com/" xlink:type="simple">https://www.jackto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8" office:value-type="string" calcext:value-type="string">
            <text:p>자몽</text:p>
          </table:table-cell>
          <table:table-cell table:style-name="ce150" office:value-type="string" calcext:value-type="string">
            <text:p>대구광역시 남구 명덕로</text:p>
          </table:table-cell>
          <table:table-cell table:style-name="ce152" office:value-type="string" calcext:value-type="string">
            <text:p>491-06-00***</text:p>
          </table:table-cell>
          <table:table-cell table:style-name="ce150" office:value-type="string" calcext:value-type="string">
            <text:p>윤승훈</text:p>
          </table:table-cell>
          <table:table-cell table:style-name="ce148" office:value-type="string" calcext:value-type="string">
            <text:p><text:a xlink:href="https://www.vr-jamong.com/" xlink:type="simple">https://www.vr-jamong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8" office:value-type="string" calcext:value-type="string">
            <text:p>잔디소프트</text:p>
          </table:table-cell>
          <table:table-cell table:style-name="ce150" office:value-type="string" calcext:value-type="string">
            <text:p>서울특별시 영등포구 양평로</text:p>
          </table:table-cell>
          <table:table-cell table:style-name="ce152" office:value-type="string" calcext:value-type="string">
            <text:p>132-88-00***</text:p>
          </table:table-cell>
          <table:table-cell table:style-name="ce150" office:value-type="string" calcext:value-type="string">
            <text:p>윤세민</text:p>
          </table:table-cell>
          <table:table-cell table:style-name="ce148" office:value-type="string" calcext:value-type="string">
            <text:p><text:a xlink:href="https://www.madworldmmo.com/" xlink:type="simple">https://www.madworldmmo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8" office:value-type="string" calcext:value-type="string">
            <text:p>젤리스노우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121-59-63***</text:p>
          </table:table-cell>
          <table:table-cell table:style-name="ce150" office:value-type="string" calcext:value-type="string">
            <text:p>김태훈</text:p>
          </table:table-cell>
          <table:table-cell table:style-name="ce148" office:value-type="string" calcext:value-type="string">
            <text:p><text:a xlink:href="https://metalunitgame.com/" xlink:type="simple">https://metalunitgam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8" office:value-type="string" calcext:value-type="string">
            <text:p>지팡이게임즈</text:p>
          </table:table-cell>
          <table:table-cell table:style-name="ce150" office:value-type="string" calcext:value-type="string">
            <text:p>서울특별시 금천구 시흥대로</text:p>
          </table:table-cell>
          <table:table-cell table:style-name="ce152" office:value-type="string" calcext:value-type="string">
            <text:p>559-26-00***</text:p>
          </table:table-cell>
          <table:table-cell table:style-name="ce150" office:value-type="string" calcext:value-type="string">
            <text:p>조학현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8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kenamakf.com/" xlink:type="simple">http://kenamakf.com/</text:a></text:p>
          </table:table-cell>
          <table:table-cell table:style-name="ce154"/>
          <table:table-cell table:style-name="ce148" office:value-type="string" calcext:value-type="string">
            <text:p><text:a xlink:href="https://twitter.com/mojaeng" xlink:type="simple">https://twitter.com/mojaeng</text:a></text:p>
          </table:table-cell>
          <table:table-cell table:style-name="ce148"/>
          <table:table-cell table:style-name="ce148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8" office:value-type="string" calcext:value-type="string">
            <text:p>키위웍스주식회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318-88-01***</text:p>
          </table:table-cell>
          <table:table-cell table:style-name="ce150" office:value-type="string" calcext:value-type="string">
            <text:p>장수영</text:p>
          </table:table-cell>
          <table:table-cell table:style-name="ce148" office:value-type="string" calcext:value-type="string">
            <text:p><text:a xlink:href="https://www.kiwiwalks.com/" xlink:type="simple">https://www.kiwiwalk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8" office:value-type="string" calcext:value-type="string">
            <text:p>(주)크래프톤</text:p>
          </table:table-cell>
          <table:table-cell table:style-name="ce150" office:value-type="string" calcext:value-type="string">
            <text:p>경기도 성남시 분당구 분당내곡로</text:p>
          </table:table-cell>
          <table:table-cell table:style-name="ce152" office:value-type="string" calcext:value-type="string">
            <text:p>220-87-45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8" office:value-type="string" calcext:value-type="string">
            <text:p><text:a xlink:href="https://twitter.com/LeeBbunsik" xlink:type="simple">https://twitter.com/LeeBbunsik</text:a></text:p>
          </table:table-cell>
          <table:table-cell table:style-name="ce14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8" office:value-type="string" calcext:value-type="string">
            <text:p>리퓨엘(LIFUEL)</text:p>
          </table:table-cell>
          <table:table-cell table:style-name="ce150" office:value-type="string" calcext:value-type="string">
            <text:p>경기도 성남시 분당구 장미로</text:p>
          </table:table-cell>
          <table:table-cell table:style-name="ce152" office:value-type="string" calcext:value-type="string">
            <text:p>427-53-00***</text:p>
          </table:table-cell>
          <table:table-cell table:style-name="ce150" office:value-type="string" calcext:value-type="string">
            <text:p>이도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8" office:value-type="string" calcext:value-type="string">
            <text:p>라인게임즈㈜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20-87-89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line.games/" xlink:type="simple">https://www.line.games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8" office:value-type="string" calcext:value-type="string">
            <text:p>링크타운</text:p>
          </table:table-cell>
          <table:table-cell table:style-name="ce150" office:value-type="string" calcext:value-type="string">
            <text:p>서울특별시 은평구 북한산로</text:p>
          </table:table-cell>
          <table:table-cell table:style-name="ce152" office:value-type="string" calcext:value-type="string">
            <text:p>120-07-32***</text:p>
          </table:table-cell>
          <table:table-cell table:style-name="ce150" office:value-type="string" calcext:value-type="string">
            <text:p>강대성</text:p>
          </table:table-cell>
          <table:table-cell table:style-name="ce148" office:value-type="string" calcext:value-type="string">
            <text:p><text:a xlink:href="https://linktown.co/" xlink:type="simple">https://linktown.c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8" office:value-type="string" calcext:value-type="string">
            <text:p>리틀레몬볼브(LITTLE LEMON BULB)</text:p>
          </table:table-cell>
          <table:table-cell table:style-name="ce150" office:value-type="string" calcext:value-type="string">
            <text:p>경기도 김포시 김포한강10로</text:p>
          </table:table-cell>
          <table:table-cell table:style-name="ce152" office:value-type="string" calcext:value-type="string">
            <text:p>531-12-01***</text:p>
          </table:table-cell>
          <table:table-cell table:style-name="ce150" office:value-type="string" calcext:value-type="string">
            <text:p>김혜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8" office:value-type="string" calcext:value-type="string">
            <text:p>라이어버드스튜디오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61-19-01***</text:p>
          </table:table-cell>
          <table:table-cell table:style-name="ce150" office:value-type="string" calcext:value-type="string">
            <text:p>심지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8" office:value-type="string" calcext:value-type="string">
            <text:p>(주)매직큐브</text:p>
          </table:table-cell>
          <table:table-cell table:style-name="ce150" office:value-type="string" calcext:value-type="string">
            <text:p>부산 해운대구 센텀동로</text:p>
          </table:table-cell>
          <table:table-cell table:style-name="ce152" office:value-type="string" calcext:value-type="string">
            <text:p>602-81-42***</text:p>
          </table:table-cell>
          <table:table-cell table:style-name="ce150" office:value-type="string" calcext:value-type="string">
            <text:p>하상석</text:p>
          </table:table-cell>
          <table:table-cell table:style-name="ce148" office:value-type="string" calcext:value-type="string">
            <text:p><text:a xlink:href="http://www.magiccubegames.com/" xlink:type="simple">http://www.magiccubegames.com/</text:a></text:p>
          </table:table-cell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8" office:value-type="string" calcext:value-type="string">
            <text:p>(주)만렙게임즈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20-88-02***</text:p>
          </table:table-cell>
          <table:table-cell table:style-name="ce150" office:value-type="string" calcext:value-type="string">
            <text:p>정진원</text:p>
          </table:table-cell>
          <table:table-cell table:style-name="ce148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8" office:value-type="string" calcext:value-type="string">
            <text:p>주식회사 메구스타게임즈</text:p>
          </table:table-cell>
          <table:table-cell table:style-name="ce150" office:value-type="string" calcext:value-type="string">
            <text:p>경기도 남양주시 별내중앙로</text:p>
          </table:table-cell>
          <table:table-cell table:style-name="ce152" office:value-type="string" calcext:value-type="string">
            <text:p>840-86-02***</text:p>
          </table:table-cell>
          <table:table-cell table:style-name="ce150" office:value-type="string" calcext:value-type="string">
            <text:p>정진섭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midnightworks.info/" xlink:type="simple">http://midnightworks.info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8" office:value-type="string" calcext:value-type="string">
            <text:p>민트로켓</text:p>
          </table:table-cell>
          <table:table-cell table:style-name="ce150" office:value-type="string" calcext:value-type="string">
            <text:p>경기도 성남시 </text:p>
          </table:table-cell>
          <table:table-cell table:style-name="ce150" office:value-type="string" calcext:value-type="string">
            <text:p>넥슨 서브 브랜드</text:p>
          </table:table-cell>
          <table:table-cell table:style-name="ce150"/>
          <table:table-cell table:style-name="ce14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8" office:value-type="string" calcext:value-type="string">
            <text:p>주식회사 몬스터가이드</text:p>
          </table:table-cell>
          <table:table-cell table:style-name="ce150" office:value-type="string" calcext:value-type="string">
            <text:p>서울특별시 종로구 종로</text:p>
          </table:table-cell>
          <table:table-cell table:style-name="ce152" office:value-type="string" calcext:value-type="string">
            <text:p>823-81-01***</text:p>
          </table:table-cell>
          <table:table-cell table:style-name="ce150" office:value-type="string" calcext:value-type="string">
            <text:p>오현경</text:p>
          </table:table-cell>
          <table:table-cell table:style-name="ce148" office:value-type="string" calcext:value-type="string">
            <text:p><text:a xlink:href="https://www.monsterguide.org/" xlink:type="simple">https://www.monsterguide.org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8" office:value-type="string" calcext:value-type="string">
            <text:p>주식회사 문랩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176-86-01***</text:p>
          </table:table-cell>
          <table:table-cell table:style-name="ce150" office:value-type="string" calcext:value-type="string">
            <text:p>문종범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8" office:value-type="string" calcext:value-type="string">
            <text:p>주식회사 나날이</text:p>
          </table:table-cell>
          <table:table-cell table:style-name="ce150" office:value-type="string" calcext:value-type="string">
            <text:p>서울특별시 마포구 동교로</text:p>
          </table:table-cell>
          <table:table-cell table:style-name="ce152" office:value-type="string" calcext:value-type="string">
            <text:p>134-86-88***</text:p>
          </table:table-cell>
          <table:table-cell table:style-name="ce150" office:value-type="string" calcext:value-type="string">
            <text:p>박재환</text:p>
          </table:table-cell>
          <table:table-cell table:style-name="ce14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8" office:value-type="string" calcext:value-type="string">
            <text:p>주식회사 네오노비스</text:p>
          </table:table-cell>
          <table:table-cell table:style-name="ce150" office:value-type="string" calcext:value-type="string">
            <text:p>경기도 구리시 경춘로</text:p>
          </table:table-cell>
          <table:table-cell table:style-name="ce152" office:value-type="string" calcext:value-type="string">
            <text:p>274-87-01***</text:p>
          </table:table-cell>
          <table:table-cell table:style-name="ce150" office:value-type="string" calcext:value-type="string">
            <text:p>전경수</text:p>
          </table:table-cell>
          <table:table-cell table:style-name="ce148" office:value-type="string" calcext:value-type="string">
            <text:p><text:a xlink:href="http://www.neonovice.com/" xlink:type="simple">http://www.neonovi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8" office:value-type="string" calcext:value-type="string">
            <text:p>주식회사 네오플</text:p>
          </table:table-cell>
          <table:table-cell table:style-name="ce150" office:value-type="string" calcext:value-type="string">
            <text:p>제주특별자치도 제주시</text:p>
          </table:table-cell>
          <table:table-cell table:style-name="ce152" office:value-type="string" calcext:value-type="string">
            <text:p>201-81-64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ople.co.kr/" xlink:type="simple">https://www.neople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8" office:value-type="string" calcext:value-type="string">
            <text:p>주식회사 네오팝콘</text:p>
          </table:table-cell>
          <table:table-cell table:style-name="ce150" office:value-type="string" calcext:value-type="string">
            <text:p>경기도 성남시 분당구 정자일로</text:p>
          </table:table-cell>
          <table:table-cell table:style-name="ce152" office:value-type="string" calcext:value-type="string">
            <text:p>113-88-05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8" office:value-type="string" calcext:value-type="string">
            <text:p>주식회사 네오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20-87-14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8" office:value-type="string" calcext:value-type="string">
            <text:p>주식회사 뉴코어</text:p>
          </table:table-cell>
          <table:table-cell table:style-name="ce150" office:value-type="string" calcext:value-type="string">
            <text:p>서울 강남구 테헤란로</text:p>
          </table:table-cell>
          <table:table-cell table:style-name="ce152" office:value-type="string" calcext:value-type="string">
            <text:p>186-86-01***</text:p>
          </table:table-cell>
          <table:table-cell table:style-name="ce150" office:value-type="string" calcext:value-type="string">
            <text:p>이만재</text:p>
          </table:table-cell>
          <table:table-cell table:style-name="ce148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8" office:value-type="string" calcext:value-type="string">
            <text:p>(주)넥슨코리아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220-87-17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8" office:value-type="string" calcext:value-type="string">
            <text:p>주식회사 넥슨게임즈 (NEXON Games Co., Ltd.)</text:p>
          </table:table-cell>
          <table:table-cell table:style-name="ce150" office:value-type="string" calcext:value-type="string">
            <text:p>서울특별시 강남구 남부순환로</text:p>
          </table:table-cell>
          <table:table-cell table:style-name="ce152" office:value-type="string" calcext:value-type="string">
            <text:p>186-86-00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xongames.co.kr/" xlink:type="simple">https://www.nexongame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8" office:value-type="string" calcext:value-type="string">
            <text:p>(주)넥스트스테이지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497-86-00***</text:p>
          </table:table-cell>
          <table:table-cell table:style-name="ce150" office:value-type="string" calcext:value-type="string">
            <text:p>강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8" office:value-type="string" calcext:value-type="string">
            <text:p>주식회사 님블뉴런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129-86-80***</text:p>
          </table:table-cell>
          <table:table-cell table:style-name="ce150" office:value-type="string" calcext:value-type="string">
            <text:p>유태웅</text:p>
          </table:table-cell>
          <table:table-cell table:style-name="ce148" office:value-type="string" calcext:value-type="string">
            <text:p><text:a xlink:href="https://nimbleneuron.com/" xlink:type="simple">https://nimbleneuron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8" office:value-type="string" calcext:value-type="string">
            <text:p>외계인납치작전</text:p>
          </table:table-cell>
          <table:table-cell table:style-name="ce150" office:value-type="string" calcext:value-type="string">
            <text:p>경기 성남시 분당구 판교로</text:p>
          </table:table-cell>
          <table:table-cell table:style-name="ce152" office:value-type="string" calcext:value-type="string">
            <text:p>533-81-0****</text:p>
          </table:table-cell>
          <table:table-cell table:style-name="ce150" office:value-type="string" calcext:value-type="string">
            <text:p>최용찬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8" office:value-type="string" calcext:value-type="string">
            <text:p>주식회사오션드라이브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791-86-01***</text:p>
          </table:table-cell>
          <table:table-cell table:style-name="ce150" office:value-type="string" calcext:value-type="string">
            <text:p>김희재</text:p>
          </table:table-cell>
          <table:table-cell table:style-name="ce148" office:value-type="string" calcext:value-type="string">
            <text:p><text:a xlink:href="https://oceandrive.studio/" xlink:type="simple">https://oceandrive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dOneGames</text:p>
          </table:table-cell>
          <table:table-cell table:style-name="ce148" office:value-type="string" calcext:value-type="string">
            <text:p>주식회사 오드원게임즈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567-81-00***</text:p>
          </table:table-cell>
          <table:table-cell table:style-name="ce150" office:value-type="string" calcext:value-type="string">
            <text:p>김영채</text:p>
          </table:table-cell>
          <table:table-cell table:style-name="ce148" office:value-type="string" calcext:value-type="string">
            <text:p><text:a xlink:href="https://www.oddonegames.com/" xlink:type="simple">https://www.oddo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8" office:value-type="string" calcext:value-type="string">
            <text:p>㈜오디세이어</text:p>
          </table:table-cell>
          <table:table-cell table:style-name="ce150" office:value-type="string" calcext:value-type="string">
            <text:p>경기 성남시 분당구 대왕판교로</text:p>
          </table:table-cell>
          <table:table-cell table:style-name="ce152" office:value-type="string" calcext:value-type="string">
            <text:p>747-81-02***</text:p>
          </table:table-cell>
          <table:table-cell table:style-name="ce150" office:value-type="string" calcext:value-type="string">
            <text:p>진세광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8" office:value-type="string" calcext:value-type="string">
            <text:p>올드아이스(Oldic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07-54-00***</text:p>
          </table:table-cell>
          <table:table-cell table:style-name="ce150" office:value-type="string" calcext:value-type="string">
            <text:p>박재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ewayticketstudio</text:p>
          </table:table-cell>
          <table:table-cell table:style-name="ce148" office:value-type="string" calcext:value-type="string">
            <text:p>주식회사 원웨이티켓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574-86-03***</text:p>
          </table:table-cell>
          <table:table-cell table:style-name="ce150" office:value-type="string" calcext:value-type="string">
            <text:p>송광호</text:p>
          </table:table-cell>
          <table:table-cell table:style-name="ce148" office:value-type="string" calcext:value-type="string">
            <text:p><text:a xlink:href="https://onewayticketstudio.com/kr/" xlink:type="simple">https://onewayticketstudio.com/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8" office:value-type="string" calcext:value-type="string">
            <text:p>주식회사 온파이어(ONFIRE Corp.)</text:p>
          </table:table-cell>
          <table:table-cell table:style-name="ce150" office:value-type="string" calcext:value-type="string">
            <text:p>서울특별시 양천구 목동로</text:p>
          </table:table-cell>
          <table:table-cell table:style-name="ce152" office:value-type="string" calcext:value-type="string">
            <text:p>405-81-14***</text:p>
          </table:table-cell>
          <table:table-cell table:style-name="ce150" office:value-type="string" calcext:value-type="string">
            <text:p>박창규</text:p>
          </table:table-cell>
          <table:table-cell table:style-name="ce148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8" office:value-type="string" calcext:value-type="string">
            <text:p>오뉴월스튜디오</text:p>
          </table:table-cell>
          <table:table-cell table:style-name="ce150" office:value-type="string" calcext:value-type="string">
            <text:p>부산 동구 중앙대로</text:p>
          </table:table-cell>
          <table:table-cell table:style-name="ce152" office:value-type="string" calcext:value-type="string">
            <text:p>195-28-01***</text:p>
          </table:table-cell>
          <table:table-cell table:style-name="ce150" office:value-type="string" calcext:value-type="string">
            <text:p>최기민</text:p>
          </table:table-cell>
          <table:table-cell table:style-name="ce14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ooze_s3" xlink:type="simple">https://twitter.com/ooze_s3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8" office:value-type="string" calcext:value-type="string">
            <text:p>주식회사 오렌지팝콘</text:p>
          </table:table-cell>
          <table:table-cell table:style-name="ce150" office:value-type="string" calcext:value-type="string">
            <text:p>경기도 용인시 기흥구 보정로</text:p>
          </table:table-cell>
          <table:table-cell table:style-name="ce152" office:value-type="string" calcext:value-type="string">
            <text:p>672-88-02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8"/>
          <table:table-cell table:style-name="ce14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8" office:value-type="string" calcext:value-type="string">
            <text:p>주식회사 아웃사이더키즈 (OutsiderKids Corp.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25-86-33***</text:p>
          </table:table-cell>
          <table:table-cell table:style-name="ce150" office:value-type="string" calcext:value-type="string">
            <text:p>김정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8" office:value-type="string" calcext:value-type="string">
            <text:p>오자크 주식회사</text:p>
          </table:table-cell>
          <table:table-cell table:style-name="ce150" office:value-type="string" calcext:value-type="string">
            <text:p>서울특별시 서초구 서운로</text:p>
          </table:table-cell>
          <table:table-cell table:style-name="ce152" office:value-type="string" calcext:value-type="string">
            <text:p>335-87-01***</text:p>
          </table:table-cell>
          <table:table-cell table:style-name="ce150" office:value-type="string" calcext:value-type="string">
            <text:p>최훈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8" office:value-type="string" calcext:value-type="string">
            <text:p>파란게 프로젝트</text:p>
          </table:table-cell>
          <table:table-cell table:style-name="ce150" office:value-type="string" calcext:value-type="string">
            <text:p>경기도 고양시 덕양구 삼원로</text:p>
          </table:table-cell>
          <table:table-cell table:style-name="ce152" office:value-type="string" calcext:value-type="string">
            <text:p>198-44-00***</text:p>
          </table:table-cell>
          <table:table-cell table:style-name="ce150" office:value-type="string" calcext:value-type="string">
            <text:p>김태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8" office:value-type="string" calcext:value-type="string">
            <text:p>(주)페퍼스톤즈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767-86-02***</text:p>
          </table:table-cell>
          <table:table-cell table:style-name="ce150" office:value-type="string" calcext:value-type="string">
            <text:p>하수영</text:p>
          </table:table-cell>
          <table:table-cell table:style-name="ce14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4"/>
          <table:table-cell table:style-name="ce14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8" office:value-type="string" calcext:value-type="string">
            <text:p>주식회사 픽톨로지</text:p>
          </table:table-cell>
          <table:table-cell table:style-name="ce150" office:value-type="string" calcext:value-type="string">
            <text:p>서울특별시 강남구 삼성로</text:p>
          </table:table-cell>
          <table:table-cell table:style-name="ce152" office:value-type="string" calcext:value-type="string">
            <text:p>718-81-01***</text:p>
          </table:table-cell>
          <table:table-cell table:style-name="ce150" office:value-type="string" calcext:value-type="string">
            <text:p>김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8" office:value-type="string" calcext:value-type="string">
            <text:p>파이드파이퍼스팀</text:p>
          </table:table-cell>
          <table:table-cell table:style-name="ce150" office:value-type="string" calcext:value-type="string">
            <text:p>네오위즈 산하 팀</text:p>
          </table:table-cell>
          <table:table-cell table:style-name="ce152" office:value-type="string" calcext:value-type="string">
            <text:p>네오위즈 산하 팀</text:p>
          </table:table-cell>
          <table:table-cell table:style-name="ce150" office:value-type="string" calcext:value-type="string">
            <text:p>김주명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8" office:value-type="string" calcext:value-type="string">
            <text:p>주식회사 픽셀로어</text:p>
          </table:table-cell>
          <table:table-cell table:style-name="ce150" office:value-type="string" calcext:value-type="string">
            <text:p>경기도 성남시 분당구 서현로</text:p>
          </table:table-cell>
          <table:table-cell table:style-name="ce152" office:value-type="string" calcext:value-type="string">
            <text:p>448-81-00***</text:p>
          </table:table-cell>
          <table:table-cell table:style-name="ce150" office:value-type="string" calcext:value-type="string">
            <text:p>이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8" office:value-type="string" calcext:value-type="string">
            <text:p>플레이메피스토왈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343-21-00***</text:p>
          </table:table-cell>
          <table:table-cell table:style-name="ce150" office:value-type="string" calcext:value-type="string">
            <text:p>홍미남</text:p>
          </table:table-cell>
          <table:table-cell table:style-name="ce14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WITH GAMES Inc.</text:p>
          </table:table-cell>
          <table:table-cell table:style-name="ce148" office:value-type="string" calcext:value-type="string">
            <text:p>（주）플레이위드게임즈</text:p>
          </table:table-cell>
          <table:table-cell table:style-name="ce150" office:value-type="string" calcext:value-type="string">
            <text:p>서울특별시 서초구 마방로</text:p>
          </table:table-cell>
          <table:table-cell table:style-name="ce152" office:value-type="string" calcext:value-type="string">
            <text:p>214-86-64***</text:p>
          </table:table-cell>
          <table:table-cell table:style-name="ce150" office:value-type="string" calcext:value-type="string">
            <text:p>김학준</text:p>
          </table:table-cell>
          <table:table-cell table:style-name="ce148" office:value-type="string" calcext:value-type="string">
            <text:p><text:a xlink:href="https://www.playwith.co.kr/" xlink:type="simple">https://www.playwith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8" office:value-type="string" calcext:value-type="string">
            <text:p>삐요스튜디오</text:p>
          </table:table-cell>
          <table:table-cell table:style-name="ce150" office:value-type="string" calcext:value-type="string">
            <text:p>경기도 용인시 수지구 만현로</text:p>
          </table:table-cell>
          <table:table-cell table:style-name="ce152" office:value-type="string" calcext:value-type="string">
            <text:p>695-55-00***</text:p>
          </table:table-cell>
          <table:table-cell table:style-name="ce150" office:value-type="string" calcext:value-type="string"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Cloud Games</text:p>
          </table:table-cell>
          <table:table-cell table:style-name="ce148" office:value-type="string" calcext:value-type="string">
            <text:p>프로젝트 클라우드 게임즈 주식회사</text:p>
          </table:table-cell>
          <table:table-cell table:style-name="ce150" office:value-type="string" calcext:value-type="string">
            <text:p>서울특별시 금천구 디지털로</text:p>
          </table:table-cell>
          <table:table-cell table:style-name="ce152" office:value-type="string" calcext:value-type="string">
            <text:p>682-81-01***</text:p>
          </table:table-cell>
          <table:table-cell table:style-name="ce150" office:value-type="string" calcext:value-type="string">
            <text:p>박인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8" office:value-type="string" calcext:value-type="string">
            <text:p>프로젝트모름 주식회사</text:p>
          </table:table-cell>
          <table:table-cell table:style-name="ce150" office:value-type="string" calcext:value-type="string">
            <text:p>경기도 부천시 원미구 부천로</text:p>
          </table:table-cell>
          <table:table-cell table:style-name="ce152" office:value-type="string" calcext:value-type="string">
            <text:p>129-87-02***</text:p>
          </table:table-cell>
          <table:table-cell table:style-name="ce150" office:value-type="string" calcext:value-type="string">
            <text:p>유동윤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8" office:value-type="string" calcext:value-type="string">
            <text:p>프로젝트문</text:p>
          </table:table-cell>
          <table:table-cell table:style-name="ce150" office:value-type="string" calcext:value-type="string">
            <text:p>경기도 수원시 영통구 아주로</text:p>
          </table:table-cell>
          <table:table-cell table:style-name="ce152" office:value-type="string" calcext:value-type="string">
            <text:p>698-87-00***</text:p>
          </table:table-cell>
          <table:table-cell table:style-name="ce150" office:value-type="string" calcext:value-type="string">
            <text:p>김지훈</text:p>
          </table:table-cell>
          <table:table-cell table:style-name="ce148" office:value-type="string" calcext:value-type="string">
            <text:p><text:a xlink:href="https://projectmoon.studio/" xlink:type="simple">https://projectmoon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8" office:value-type="string" calcext:value-type="string">
            <text:p>펌킴</text:p>
          </table:table-cell>
          <table:table-cell table:style-name="ce150" office:value-type="string" calcext:value-type="string">
            <text:p>전북특별자치도 전주시 완산구</text:p>
          </table:table-cell>
          <table:table-cell table:style-name="ce152" office:value-type="string" calcext:value-type="string">
            <text:p>745-62-00***</text:p>
          </table:table-cell>
          <table:table-cell table:style-name="ce150" office:value-type="string" calcext:value-type="string">
            <text:p>김상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8" office:value-type="string" calcext:value-type="string">
            <text:p>콰트로기어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20-88-88***</text:p>
          </table:table-cell>
          <table:table-cell table:style-name="ce150" office:value-type="string" calcext:value-type="string">
            <text:p>이석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8" office:value-type="string" calcext:value-type="string">
            <text:p>주식회사 케세라게임즈(QueseraGames Co., Ltd.)</text:p>
          </table:table-cell>
          <table:table-cell table:style-name="ce150" office:value-type="string" calcext:value-type="string">
            <text:p>서울특별시 강남구 역삼로</text:p>
          </table:table-cell>
          <table:table-cell table:style-name="ce152" office:value-type="string" calcext:value-type="string">
            <text:p>563-86-02***</text:p>
          </table:table-cell>
          <table:table-cell table:style-name="ce150" office:value-type="string" calcext:value-type="string">
            <text:p>박재현</text:p>
          </table:table-cell>
          <table:table-cell table:style-name="ce148" office:value-type="string" calcext:value-type="string">
            <text:p><text:a xlink:href="https://queseragames.com/#Main" xlink:type="simple">https://queseragames.com/#Main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8" office:value-type="string" calcext:value-type="string">
            <text:p>래빗홀게임즈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69-08-00***</text:p>
          </table:table-cell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8" office:value-type="string" calcext:value-type="string">
            <text:p>렐루게임즈</text:p>
          </table:table-cell>
          <table:table-cell table:style-name="ce150" office:value-type="string" calcext:value-type="string">
            <text:p>크래프톤 산하 크리에이티브 스튜디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민정</text:p>
          </table:table-cell>
          <table:table-cell table:style-name="ce148" office:value-type="string" calcext:value-type="string">
            <text:p><text:a xlink:href="https://www.relugames.com/" xlink:type="simple">https://www.relu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8" office:value-type="string" calcext:value-type="string">
            <text:p>라이징윙스 주식회사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215-87-68***</text:p>
          </table:table-cell>
          <table:table-cell table:style-name="ce150" office:value-type="string" calcext:value-type="string">
            <text:p>김정훈</text:p>
          </table:table-cell>
          <table:table-cell table:style-name="ce148" office:value-type="string" calcext:value-type="string">
            <text:p><text:a xlink:href="https://www.risingwings.com/" xlink:type="simple">https://www.risingwing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8" office:value-type="string" calcext:value-type="string">
            <text:p><text:a xlink:href="https://twitter.com/REDRAY_dev" xlink:type="simple">https://twitter.com/REDRAY_dev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8"/>
          <table:table-cell table:style-name="ce150" office:value-type="string" calcext:value-type="string">
            <text:p>경기 성남시 분당구 판교역로</text:p>
          </table:table-cell>
          <table:table-cell table:style-name="ce152"/>
          <table:table-cell table:style-name="ce150" office:value-type="string" calcext:value-type="string">
            <text:p>전동진</text:p>
          </table:table-cell>
          <table:table-cell table:style-name="ce148" office:value-type="string" calcext:value-type="string">
            <text:p><text:a xlink:href="http://www.remimory.com/" xlink:type="simple">http://www.remimory.com/</text:a></text:p>
          </table:table-cell>
          <table:table-cell table:style-name="ce154"/>
          <table:table-cell table:style-name="ce157"/>
          <table:table-cell table:style-name="ce148"/>
          <table:table-cell table:style-name="ce14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조성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8" office:value-type="string" calcext:value-type="string">
            <text:p>주식회사 루틀레스 스튜디오</text:p>
          </table:table-cell>
          <table:table-cell table:style-name="ce150" office:value-type="string" calcext:value-type="string">
            <text:p>서울특별시 강남구 자곡로</text:p>
          </table:table-cell>
          <table:table-cell table:style-name="ce152" office:value-type="string" calcext:value-type="string">
            <text:p>271-81-00***</text:p>
          </table:table-cell>
          <table:table-cell table:style-name="ce150" office:value-type="string" calcext:value-type="string">
            <text:p>박현재</text:p>
          </table:table-cell>
          <table:table-cell table:style-name="ce14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4"/>
          <table:table-cell table:style-name="ce14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8"/>
          <table:table-cell table:style-name="ce14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8" office:value-type="string" calcext:value-type="string">
            <text:p>주식회사 루트엔스튜디오</text:p>
          </table:table-cell>
          <table:table-cell table:style-name="ce150" office:value-type="string" calcext:value-type="string">
            <text:p>제주특별자치도 서귀포시 돈내코로</text:p>
          </table:table-cell>
          <table:table-cell table:style-name="ce152" office:value-type="string" calcext:value-type="string">
            <text:p>827-81-01***</text:p>
          </table:table-cell>
          <table:table-cell table:style-name="ce150" office:value-type="string" calcext:value-type="string">
            <text:p>장상백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8" office:value-type="string" calcext:value-type="string">
            <text:p>주식회사 샌디플로어 (SANDY FLOOR 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12-81-56***</text:p>
          </table:table-cell>
          <table:table-cell table:style-name="ce150" office:value-type="string" calcext:value-type="string">
            <text:p>이종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학생 게임개발 팀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nglecore Games</text:p>
          </table:table-cell>
          <table:table-cell table:style-name="ce148" office:value-type="string" calcext:value-type="string">
            <text:p>주식회사 싱글코어게임즈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443-81-01***</text:p>
          </table:table-cell>
          <table:table-cell table:style-name="ce150" office:value-type="string" calcext:value-type="string">
            <text:p>유재원</text:p>
          </table:table-cell>
          <table:table-cell table:style-name="ce148" office:value-type="string" calcext:value-type="string">
            <text:p><text:a xlink:href="http://singlecoregames.net/" xlink:type="simple">http://singlecoregames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8" office:value-type="string" calcext:value-type="string">
            <text:p>주식회사 싱크홀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367-88-00***</text:p>
          </table:table-cell>
          <table:table-cell table:style-name="ce150" office:value-type="string" calcext:value-type="string">
            <text:p>권중규</text:p>
          </table:table-cell>
          <table:table-cell table:style-name="ce14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8" office:value-type="string" calcext:value-type="string">
            <text:p>주식회사 손노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61-81-15***</text:p>
          </table:table-cell>
          <table:table-cell table:style-name="ce150" office:value-type="string" calcext:value-type="string">
            <text:p>이원술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8" office:value-type="string" calcext:value-type="string">
            <text:p>사우스포게임즈 주식회사</text:p>
          </table:table-cell>
          <table:table-cell table:style-name="ce150" office:value-type="string" calcext:value-type="string">
            <text:p>서울 서초구 효령로</text:p>
          </table:table-cell>
          <table:table-cell table:style-name="ce152" office:value-type="string" calcext:value-type="string">
            <text:p>282-87-01***</text:p>
          </table:table-cell>
          <table:table-cell table:style-name="ce150" office:value-type="string" calcext:value-type="string">
            <text:p>박상우</text:p>
          </table:table-cell>
          <table:table-cell table:style-name="ce148" office:value-type="string" calcext:value-type="string">
            <text:p><text:a xlink:href="https://southpaw.games/" xlink:type="simple">https://southpaw.games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8" office:value-type="string" calcext:value-type="string">
            <text:p>주식회사 토스트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503-81-94***</text:p>
          </table:table-cell>
          <table:table-cell table:style-name="ce150" office:value-type="string" calcext:value-type="string">
            <text:p>문현성</text:p>
          </table:table-cell>
          <table:table-cell table:style-name="ce148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8" office:value-type="string" calcext:value-type="string">
            <text:p>스퀘어픽셀즈 주식회사</text:p>
          </table:table-cell>
          <table:table-cell table:style-name="ce150" office:value-type="string" calcext:value-type="string">
            <text:p>경기도 하남시 미사강변서로</text:p>
          </table:table-cell>
          <table:table-cell table:style-name="ce152" office:value-type="string" calcext:value-type="string">
            <text:p>288-81-01***</text:p>
          </table:table-cell>
          <table:table-cell table:style-name="ce150" office:value-type="string" calcext:value-type="string">
            <text:p>김영원</text:p>
          </table:table-cell>
          <table:table-cell table:style-name="ce14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8" office:value-type="string" calcext:value-type="string">
            <text:p>썬게임즈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448-14-01***</text:p>
          </table:table-cell>
          <table:table-cell table:style-name="ce150" office:value-type="string" calcext:value-type="string">
            <text:p>김선호</text:p>
          </table:table-cell>
          <table:table-cell table:style-name="ce14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4" office:value-type="string" calcext:value-type="string">
            <text:p><text:a xlink:href="mailto:ssun.california@gmail.com" xlink:type="simple">ssun.california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8" office:value-type="string" calcext:value-type="string">
            <text:p>스타라이크 주식회사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99-81-02***</text:p>
          </table:table-cell>
          <table:table-cell table:style-name="ce150" office:value-type="string" calcext:value-type="string">
            <text:p>채병효</text:p>
          </table:table-cell>
          <table:table-cell table:style-name="ce148" office:value-type="string" calcext:value-type="string">
            <text:p><text:a xlink:href="https://www.starlike.kr/" xlink:type="simple">https://www.starlike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8" office:value-type="string" calcext:value-type="string">
            <text:p>스트라이킹 디스턴스 스튜디오</text:p>
          </table:table-cell>
          <table:table-cell table:style-name="ce150" office:value-type="string" calcext:value-type="string">
            <text:p>크래프톤 자회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sds.com/" xlink:type="simple">https://sd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8" office:value-type="string" calcext:value-type="string">
            <text:p>주식회사 스튜디오두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620-88-02***</text:p>
          </table:table-cell>
          <table:table-cell table:style-name="ce150" office:value-type="string" calcext:value-type="string">
            <text:p>김민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8" office:value-type="string" calcext:value-type="string">
            <text:p>스튜디오에이치지</text:p>
          </table:table-cell>
          <table:table-cell table:style-name="ce150" office:value-type="string" calcext:value-type="string">
            <text:p>서울특별시 서초구 방배로</text:p>
          </table:table-cell>
          <table:table-cell table:style-name="ce152" office:value-type="string" calcext:value-type="string">
            <text:p>414-06-63***</text:p>
          </table:table-cell>
          <table:table-cell table:style-name="ce150" office:value-type="string" calcext:value-type="string">
            <text:p>한대훈</text:p>
          </table:table-cell>
          <table:table-cell table:style-name="ce14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8"/>
          <table:table-cell table:style-name="ce148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8" office:value-type="string" calcext:value-type="string">
            <text:p><text:a xlink:href="https://twitter.com/Studio_Ly" xlink:type="simple">https://twitter.com/Studio_Ly</text:a>_</text:p>
          </table:table-cell>
          <table:table-cell table:style-name="ce148" office:value-type="string" calcext:value-type="string">
            <text:p><text:a xlink:href="https://twitter.com/lychoi2000" xlink:type="simple">https://twitter.com/lychoi2000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8" office:value-type="string" calcext:value-type="string">
            <text:p>스튜디오 엔나인 (STUDIO N9)</text:p>
          </table:table-cell>
          <table:table-cell table:style-name="ce150" office:value-type="string" calcext:value-type="string">
            <text:p>서울특별시 영등포구 경인로</text:p>
          </table:table-cell>
          <table:table-cell table:style-name="ce152" office:value-type="string" calcext:value-type="string">
            <text:p>205-04-34***</text:p>
          </table:table-cell>
          <table:table-cell table:style-name="ce150" office:value-type="string" calcext:value-type="string">
            <text:p>박민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8" office:value-type="string" calcext:value-type="string">
            <text:p>스튜디오 소트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이여주</text:p>
            <text:p>이유라</text:p>
          </table:table-cell>
          <table:table-cell table:style-name="ce14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4"/>
          <table:table-cell table:style-name="ce14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8"/>
          <table:table-cell table:style-name="ce14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8" office:value-type="string" calcext:value-type="string">
            <text:p>선비소프트 주식회사</text:p>
          </table:table-cell>
          <table:table-cell table:style-name="ce150" office:value-type="string" calcext:value-type="string">
            <text:p>서울특별시 구로구 경인로</text:p>
          </table:table-cell>
          <table:table-cell table:style-name="ce152" office:value-type="string" calcext:value-type="string">
            <text:p>356-87-00***</text:p>
          </table:table-cell>
          <table:table-cell table:style-name="ce150" office:value-type="string" calcext:value-type="string">
            <text:p>김정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8" office:value-type="string" calcext:value-type="string">
            <text:p>주식회사 선시안 (SUNCYAN Inc.)</text:p>
          </table:table-cell>
          <table:table-cell table:style-name="ce150" office:value-type="string" calcext:value-type="string">
            <text:p>서울특별시 금천구 가산디지털2로</text:p>
          </table:table-cell>
          <table:table-cell table:style-name="ce152" office:value-type="string" calcext:value-type="string">
            <text:p>392-88-02***</text:p>
          </table:table-cell>
          <table:table-cell table:style-name="ce150" office:value-type="string" calcext:value-type="string">
            <text:p>권오준</text:p>
          </table:table-cell>
          <table:table-cell table:style-name="ce148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8" office:value-type="string" calcext:value-type="string">
            <text:p>썬플로랩스 (Sunflo Labs)</text:p>
          </table:table-cell>
          <table:table-cell table:style-name="ce150" office:value-type="string" calcext:value-type="string">
            <text:p>전라남도 곡성군 석곡면</text:p>
          </table:table-cell>
          <table:table-cell table:style-name="ce152" office:value-type="string" calcext:value-type="string">
            <text:p>108-44-95***</text:p>
          </table:table-cell>
          <table:table-cell table:style-name="ce150" office:value-type="string" calcext:value-type="string">
            <text:p>장세희</text:p>
          </table:table-cell>
          <table:table-cell table:style-name="ce148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8" office:value-type="string" calcext:value-type="string">
            <text:p>주식회사 써니사이드업 (SUNNY SIDE UP)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594-87-01***</text:p>
          </table:table-cell>
          <table:table-cell table:style-name="ce150" office:value-type="string" calcext:value-type="string">
            <text:p>박은현</text:p>
          </table:table-cell>
          <table:table-cell table:style-name="ce14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4"/>
          <table:table-cell table:style-name="ce14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8" office:value-type="string" calcext:value-type="string">
            <text:p>(주)슈퍼애시드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05-87-82***</text:p>
          </table:table-cell>
          <table:table-cell table:style-name="ce150" office:value-type="string" calcext:value-type="string">
            <text:p>강지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8" office:value-type="string" calcext:value-type="string">
            <text:p>슈퍼웨이브스튜디오 주식회사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05-86-01***</text:p>
          </table:table-cell>
          <table:table-cell table:style-name="ce150" office:value-type="string" calcext:value-type="string">
            <text:p>윤창식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8" office:value-type="string" calcext:value-type="string">
            <text:p>주식회사 테일즈샵</text:p>
          </table:table-cell>
          <table:table-cell table:style-name="ce150" office:value-type="string" calcext:value-type="string">
            <text:p>인천 광역시 부평구 경원대로</text:p>
          </table:table-cell>
          <table:table-cell table:style-name="ce152" office:value-type="string" calcext:value-type="string">
            <text:p>350-87-00***</text:p>
          </table:table-cell>
          <table:table-cell table:style-name="ce150" office:value-type="string" calcext:value-type="string">
            <text:p>한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8" office:value-type="string" calcext:value-type="string">
            <text:p>주식회사 팀오파츠 (Team 00PArts Inc.)</text:p>
          </table:table-cell>
          <table:table-cell table:style-name="ce150" office:value-type="string" calcext:value-type="string">
            <text:p>서울특별시 성동구 무학로</text:p>
          </table:table-cell>
          <table:table-cell table:style-name="ce152" office:value-type="string" calcext:value-type="string">
            <text:p>296-86-03***</text:p>
          </table:table-cell>
          <table:table-cell table:style-name="ce150" office:value-type="string" calcext:value-type="string">
            <text:p>서병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이기현</text:p>
            <text:p>이재홍</text:p>
            <text:p>김동혁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8" office:value-type="string" calcext:value-type="string">
            <text:p>팀 콘필드 (Team Corn Field)</text:p>
          </table:table-cell>
          <table:table-cell table:style-name="ce150" office:value-type="string" calcext:value-type="string">
            <text:p>서울특별시 양천구 목동동로</text:p>
          </table:table-cell>
          <table:table-cell table:style-name="ce152" office:value-type="string" calcext:value-type="string">
            <text:p>332-35-01***</text:p>
          </table:table-cell>
          <table:table-cell table:style-name="ce150" office:value-type="string" calcext:value-type="string">
            <text:p>홍도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8" office:value-type="string" calcext:value-type="string">
            <text:p>팀 에뚜</text:p>
          </table:table-cell>
          <table:table-cell table:style-name="ce150" office:value-type="string" calcext:value-type="string">
            <text:p>충청남도 천안시 동남구</text:p>
          </table:table-cell>
          <table:table-cell table:style-name="ce152" office:value-type="string" calcext:value-type="string">
            <text:p>208-52-00***</text:p>
          </table:table-cell>
          <table:table-cell table:style-name="ce150" office:value-type="string" calcext:value-type="string">
            <text:p>이시온</text:p>
          </table:table-cell>
          <table:table-cell table:style-name="ce148" office:value-type="string" calcext:value-type="string">
            <text:p><text:a xlink:href="https://twitter.com/EttuTeam" xlink:type="simple">https://twitter.com/EttuTea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8" office:value-type="string" calcext:value-type="string">
            <text:p>팀호레이(TEAM HORAY)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601-22-61***</text:p>
          </table:table-cell>
          <table:table-cell table:style-name="ce150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 게임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8" office:value-type="string" calcext:value-type="string">
            <text:p>팀사모예드 주식회사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594-88-01***</text:p>
          </table:table-cell>
          <table:table-cell table:style-name="ce150" office:value-type="string" calcext:value-type="string">
            <text:p>남현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8" office:value-type="string" calcext:value-type="string">
            <text:p>팀 테트라포드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590-22-01***</text:p>
          </table:table-cell>
          <table:table-cell table:style-name="ce150" office:value-type="string" calcext:value-type="string">
            <text:p>이희상</text:p>
          </table:table-cell>
          <table:table-cell table:style-name="ce148" office:value-type="string" calcext:value-type="string">
            <text:p><text:a xlink:href="http://www.teamtetrapod.net/" xlink:type="simple">http://www.teamtetrapod.net/</text:a></text:p>
          </table:table-cell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8" office:value-type="string" calcext:value-type="string">
            <text:p>팀 버드(Team BUD)</text:p>
          </table:table-cell>
          <table:table-cell table:style-name="ce150" office:value-type="string" calcext:value-type="string">
            <text:p>경기도 안양시 동안구 부림로</text:p>
          </table:table-cell>
          <table:table-cell table:style-name="ce152" office:value-type="string" calcext:value-type="string">
            <text:p>631-08-01***</text:p>
          </table:table-cell>
          <table:table-cell table:style-name="ce150" office:value-type="string" calcext:value-type="string">
            <text:p>김준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8" office:value-type="string" calcext:value-type="string">
            <text:p>(주) 팀써니트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431-87-01***</text:p>
          </table:table-cell>
          <table:table-cell table:style-name="ce150" office:value-type="string" calcext:value-type="string">
            <text:p>김준형</text:p>
          </table:table-cell>
          <table:table-cell table:style-name="ce14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8" office:value-type="string" calcext:value-type="string">
            <text:p>티모 소프트</text:p>
          </table:table-cell>
          <table:table-cell table:style-name="ce150" office:value-type="string" calcext:value-type="string">
            <text:p>경기 부천시 길주로</text:p>
          </table:table-cell>
          <table:table-cell table:style-name="ce152" office:value-type="string" calcext:value-type="string">
            <text:p>772-31-00***</text:p>
          </table:table-cell>
          <table:table-cell table:style-name="ce150" office:value-type="string" calcext:value-type="string">
            <text:p>이종건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8" office:value-type="string" calcext:value-type="string">
            <text:p>텔레포트소프트(TeleportSoft)</text:p>
          </table:table-cell>
          <table:table-cell table:style-name="ce150" office:value-type="string" calcext:value-type="string">
            <text:p>서울특별시 마포구 포은로</text:p>
          </table:table-cell>
          <table:table-cell table:style-name="ce152" office:value-type="string" calcext:value-type="string">
            <text:p>287-69-00***</text:p>
          </table:table-cell>
          <table:table-cell table:style-name="ce150" office:value-type="string" calcext:value-type="string">
            <text:p>전우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8" office:value-type="string" calcext:value-type="string">
            <text:p>디앤드 컴퍼니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481-09-00***</text:p>
          </table:table-cell>
          <table:table-cell table:style-name="ce150" office:value-type="string" calcext:value-type="string">
            <text:p>정민길</text:p>
          </table:table-cell>
          <table:table-cell table:style-name="ce148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8" office:value-type="string" calcext:value-type="string">
            <text:p>주식회사 더브릭스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890-88-02***</text:p>
          </table:table-cell>
          <table:table-cell table:style-name="ce150" office:value-type="string" calcext:value-type="string">
            <text:p>이혜린</text:p>
          </table:table-cell>
          <table:table-cell table:style-name="ce148" office:value-type="string" calcext:value-type="string">
            <text:p><text:a xlink:href="https://www.thebricks.kr/" xlink:type="simple">https://www.thebricks.kr/</text:a></text:p>
          </table:table-cell>
          <table:table-cell table:style-name="ce154" office:value-type="string" calcext:value-type="string">
            <text:p><text:a xlink:href="mailto:help@thebricks.kr" xlink:type="simple">help@thebricks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8" office:value-type="string" calcext:value-type="string">
            <text:p>주식회사 티노게임즈(TINO GAMES Inc.)</text:p>
          </table:table-cell>
          <table:table-cell table:style-name="ce150" office:value-type="string" calcext:value-type="string">
            <text:p>경기도 성남시 분당구 미금일로</text:p>
          </table:table-cell>
          <table:table-cell table:style-name="ce152" office:value-type="string" calcext:value-type="string">
            <text:p>255-81-00***</text:p>
          </table:table-cell>
          <table:table-cell table:style-name="ce150" office:value-type="string" calcext:value-type="string">
            <text:p>김동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8" office:value-type="string" calcext:value-type="string">
            <text:p>（주）투워드</text:p>
          </table:table-cell>
          <table:table-cell table:style-name="ce150" office:value-type="string" calcext:value-type="string">
            <text:p>서울특별시 강동구 양재대로</text:p>
          </table:table-cell>
          <table:table-cell table:style-name="ce152" office:value-type="string" calcext:value-type="string">
            <text:p>211-88-98***</text:p>
          </table:table-cell>
          <table:table-cell table:style-name="ce150" office:value-type="string" calcext:value-type="string">
            <text:p>신보식</text:p>
          </table:table-cell>
          <table:table-cell table:style-name="ce14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4"/>
          <table:table-cell table:style-name="ce14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8" office:value-type="string" calcext:value-type="string">
            <text:p>주식회사 트라이펄게임즈 (Tripearl Games Corp.)</text:p>
          </table:table-cell>
          <table:table-cell table:style-name="ce150" office:value-type="string" calcext:value-type="string">
            <text:p>경기 성남시 수정구 창업로</text:p>
          </table:table-cell>
          <table:table-cell table:style-name="ce152" office:value-type="string" calcext:value-type="string">
            <text:p>784-81-02***</text:p>
          </table:table-cell>
          <table:table-cell table:style-name="ce150" office:value-type="string" calcext:value-type="string">
            <text:p>정만손</text:p>
          </table:table-cell>
          <table:table-cell table:style-name="ce148" office:value-type="string" calcext:value-type="string">
            <text:p><text:a xlink:href="https://www.tripearlgames.com/" xlink:type="simple">https://www.tripearlgames.com/</text:a></text:p>
          </table:table-cell>
          <table:table-cell table:style-name="ce154" office:value-type="string" calcext:value-type="string">
            <text:p><text:a xlink:href="mailto:tripearl@tripearlgames.com" xlink:type="simple">tripearl@tripearl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8" office:value-type="string" calcext:value-type="string">
            <text:p>터틀 크림（Turtle Cream）</text:p>
          </table:table-cell>
          <table:table-cell table:style-name="ce150" office:value-type="string" calcext:value-type="string">
            <text:p>서울특별시 서대문구 간호대로</text:p>
          </table:table-cell>
          <table:table-cell table:style-name="ce152" office:value-type="string" calcext:value-type="string">
            <text:p>105-18-88***</text:p>
          </table:table-cell>
          <table:table-cell table:style-name="ce150" office:value-type="string" calcext:value-type="string">
            <text:p>박선용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8" office:value-type="string" calcext:value-type="string">
            <text:p>유한책임회사 울트라마린소프트</text:p>
          </table:table-cell>
          <table:table-cell table:style-name="ce150" office:value-type="string" calcext:value-type="string">
            <text:p>서울특별시 영등포구 국회대로</text:p>
          </table:table-cell>
          <table:table-cell table:style-name="ce152" office:value-type="string" calcext:value-type="string">
            <text:p>320-88-01***</text:p>
          </table:table-cell>
          <table:table-cell table:style-name="ce150" office:value-type="string" calcext:value-type="string">
            <text:p>박유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8" office:value-type="string" calcext:value-type="string">
            <text:p>언에듀케이티드 게임 스튜디오</text:p>
          </table:table-cell>
          <table:table-cell table:style-name="ce150" office:value-type="string" calcext:value-type="string">
            <text:p>경기도 이천시 증신로</text:p>
          </table:table-cell>
          <table:table-cell table:style-name="ce152" office:value-type="string" calcext:value-type="string">
            <text:p>257-08-02***</text:p>
          </table:table-cell>
          <table:table-cell table:style-name="ce150" office:value-type="string" calcext:value-type="string">
            <text:p>안성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listege" xlink:type="simple">https://twitter.com/listeg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8" office:value-type="string" calcext:value-type="string">
            <text:p>비쥬얼다트 주식회사</text:p>
          </table:table-cell>
          <table:table-cell table:style-name="ce150" office:value-type="string" calcext:value-type="string">
            <text:p>서울특별시 송파구 법원로</text:p>
          </table:table-cell>
          <table:table-cell table:style-name="ce152" office:value-type="string" calcext:value-type="string">
            <text:p>119-86-70***</text:p>
          </table:table-cell>
          <table:table-cell table:style-name="ce150" office:value-type="string" calcext:value-type="string">
            <text:p>이재윤</text:p>
          </table:table-cell>
          <table:table-cell table:style-name="ce148" office:value-type="string" calcext:value-type="string">
            <text:p><text:a xlink:href="http://visualdart.com/" xlink:type="simple">http://visualdar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8" office:value-type="string" calcext:value-type="string">
            <text:p>주식회사 비주얼라이트(Visual Light)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330-88-00***</text:p>
          </table:table-cell>
          <table:table-cell table:style-name="ce150" office:value-type="string" calcext:value-type="string">
            <text:p>정성근</text:p>
          </table:table-cell>
          <table:table-cell table:style-name="ce148" office:value-type="string" calcext:value-type="string">
            <text:p><text:a xlink:href="http://visuallight.kr/" xlink:type="simple">http://visuallight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8" office:value-type="string" calcext:value-type="string">
            <text:p>주식회사 보나소프트</text:p>
          </table:table-cell>
          <table:table-cell table:style-name="ce150" office:value-type="string" calcext:value-type="string">
            <text:p>서울특별시 송파구 백제고분로</text:p>
          </table:table-cell>
          <table:table-cell table:style-name="ce152" office:value-type="string" calcext:value-type="string">
            <text:p>215-87-01***</text:p>
          </table:table-cell>
          <table:table-cell table:style-name="ce150" office:value-type="string" calcext:value-type="string">
            <text:p>조기용</text:p>
          </table:table-cell>
          <table:table-cell table:style-name="ce14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4" office:value-type="string" calcext:value-type="string">
            <text:p><text:a xlink:href="mailto:vonasoft@gmail.com" xlink:type="simple">vonasoft@gmail.com</text:a></text:p>
          </table:table-cell>
          <table:table-cell table:style-name="ce148" office:value-type="string" calcext:value-type="string">
            <text:p><text:a xlink:href="https://twitter.com/vonasoft7" xlink:type="simple">https://twitter.com/vonasoft7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8" office:value-type="string" calcext:value-type="string">
            <text:p>와플게임즈</text:p>
          </table:table-cell>
          <table:table-cell table:style-name="ce150" office:value-type="string" calcext:value-type="string">
            <text:p>충청북도 청주시 청원구 상당로</text:p>
          </table:table-cell>
          <table:table-cell table:style-name="ce152" office:value-type="string" calcext:value-type="string">
            <text:p>410-54-00***</text:p>
          </table:table-cell>
          <table:table-cell table:style-name="ce150" office:value-type="string" calcext:value-type="string">
            <text:p>전경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8"/>
          <table:table-cell table:style-name="ce150"/>
          <table:table-cell table:style-name="ce152" office:value-type="string" calcext:value-type="string">
            <text:p>121-22-28***</text:p>
          </table:table-cell>
          <table:table-cell table:style-name="ce150"/>
          <table:table-cell table:style-name="ce148" office:value-type="string" calcext:value-type="string">
            <text:p><text:a xlink:href="http://www.widstudio.co.kr/wp/" xlink:type="simple">http://www.widstudio.co.kr/w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8" office:value-type="string" calcext:value-type="string">
            <text:p>주식회사 원더포션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591-87-01***</text:p>
          </table:table-cell>
          <table:table-cell table:style-name="ce150" office:value-type="string" calcext:value-type="string">
            <text:p>유승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8" office:value-type="string" calcext:value-type="string">
            <text:p>(주)자이네스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19-81-70***</text:p>
          </table:table-cell>
          <table:table-cell table:style-name="ce150" office:value-type="string" calcext:value-type="string">
            <text:p>고범석</text:p>
          </table:table-cell>
          <table:table-cell table:style-name="ce148" office:value-type="string" calcext:value-type="string">
            <text:p><text:a xlink:href="https://kr.xiness.com/" xlink:type="simple">https://kr.xines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8" office:value-type="string" calcext:value-type="string">
            <text:p>익드라실 스튜디오</text:p>
          </table:table-cell>
          <table:table-cell table:style-name="ce150" office:value-type="string" calcext:value-type="string">
            <text:p>강원특별자치도 춘천시</text:p>
          </table:table-cell>
          <table:table-cell table:style-name="ce152" office:value-type="string" calcext:value-type="string">
            <text:p>221-**-*7679</text:p>
          </table:table-cell>
          <table:table-cell table:style-name="ce150" office:value-type="string" calcext:value-type="string">
            <text:p>이윤석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8" office:value-type="string" calcext:value-type="string">
            <text:p>제로투텐비</text:p>
          </table:table-cell>
          <table:table-cell table:style-name="ce150" office:value-type="string" calcext:value-type="string">
            <text:p>울산광역시 중구 종가로</text:p>
          </table:table-cell>
          <table:table-cell table:style-name="ce152" office:value-type="string" calcext:value-type="string">
            <text:p>233-08-01***</text:p>
          </table:table-cell>
          <table:table-cell table:style-name="ce150" office:value-type="string" calcext:value-type="string">
            <text:p>김병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8" office:value-type="string" calcext:value-type="string">
            <text:p>찢콘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윤성배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8" office:value-type="string" calcext:value-type="string">
            <text:p>깡토 스튜디오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299-28-01***</text:p>
          </table:table-cell>
          <table:table-cell table:style-name="ce150" office:value-type="string" calcext:value-type="string">
            <text:p>박정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 table:number-rows-repeated="104834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20 developer.D122:developer.D234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resen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TIRU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newayticket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erp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WITH 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8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8" table:default-cell-style-name="ce156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6" table:default-cell-style-name="ce85"/>
        <table:table-column table:style-name="co37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94" table:on-update-keep-styles="true" table:on-update-keep-size="false"/>
        <table:database-range table:name="developer_table" table:target-range-address="developer.A2:developer.I1094" table:on-update-keep-styles="true" table:on-update-keep-size="false"/>
        <table:database-range table:name="game_table" table:target-range-address="list.B337:list.C338" table:on-update-keep-styles="true" table:on-update-keep-size="false"/>
        <table:database-range table:name="publisher_name_list" table:target-range-address="publisher.A2:publisher.A1082" table:on-update-keep-styles="true" table:on-update-keep-size="false"/>
        <table:database-range table:name="__Anonymous_Sheet_DB__0" table:target-range-address="list.B2:list.L35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3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8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10:50:10.73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21T10:53:23.518000000</dc:date>
    <meta:editing-duration>P3DT9H30M44S</meta:editing-duration>
    <meta:editing-cycles>1360</meta:editing-cycles>
    <meta:document-statistic meta:table-count="4" meta:cell-count="494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